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0EE888D9CBE0A690458.png" manifest:media-type="image/png"/>
  <manifest:file-entry manifest:full-path="Pictures/1000020100000270000001339CBF9316A4EDD608.png" manifest:media-type="image/png"/>
  <manifest:file-entry manifest:full-path="Pictures/10000201000002770000013A8BA35BAD8E96292D.png" manifest:media-type="image/png"/>
  <manifest:file-entry manifest:full-path="Pictures/10000201000002780000013BE48D68B62861616B.png" manifest:media-type="image/png"/>
  <manifest:file-entry manifest:full-path="Pictures/100002010000027B00000138E352BDEDF993C1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Helvetica Neue', sans-serif"/>
    <style:font-face style:name="monospace1" svg:font-family="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1cab0" officeooo:paragraph-rsid="0001cab0"/>
    </style:style>
    <style:style style:name="P3" style:family="paragraph" style:parent-style-name="Standard">
      <style:paragraph-properties fo:text-align="start" style:justify-single-word="false"/>
      <style:text-properties officeooo:rsid="0001cab0" officeooo:paragraph-rsid="0001cab0"/>
    </style:style>
    <style:style style:name="P4" style:family="paragraph" style:parent-style-name="Standard">
      <style:paragraph-properties fo:text-align="start" style:justify-single-word="false"/>
      <style:text-properties officeooo:rsid="0002acd0" officeooo:paragraph-rsid="0002acd0"/>
    </style:style>
    <style:style style:name="P5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6" style:family="paragraph" style:parent-style-name="Standard">
      <style:paragraph-properties fo:text-align="start" style:justify-single-word="false"/>
      <style:text-properties officeooo:rsid="00054265" officeooo:paragraph-rsid="000750e7"/>
    </style:style>
    <style:style style:name="P7" style:family="paragraph" style:parent-style-name="Standard">
      <style:paragraph-properties fo:text-align="start" style:justify-single-word="false"/>
      <style:text-properties officeooo:rsid="0006827c" officeooo:paragraph-rsid="000750e7"/>
    </style:style>
    <style:style style:name="P8" style:family="paragraph" style:parent-style-name="Standard">
      <style:paragraph-properties fo:text-align="start" style:justify-single-word="false"/>
      <style:text-properties fo:color="#72bf44" officeooo:rsid="00054265" officeooo:paragraph-rsid="000750e7"/>
    </style:style>
    <style:style style:name="P9" style:family="paragraph" style:parent-style-name="Standard">
      <style:paragraph-properties fo:text-align="start" style:justify-single-word="false"/>
      <style:text-properties fo:color="#72bf44" officeooo:rsid="0006ce85" officeooo:paragraph-rsid="0006ce85"/>
    </style:style>
    <style:style style:name="P10" style:family="paragraph" style:parent-style-name="Standard">
      <style:paragraph-properties fo:text-align="start" style:justify-single-word="false"/>
      <style:text-properties fo:color="#72bf44" officeooo:rsid="0006827c" officeooo:paragraph-rsid="0006827c"/>
    </style:style>
    <style:style style:name="P11" style:family="paragraph" style:parent-style-name="Standard">
      <style:paragraph-properties fo:text-align="start" style:justify-single-word="false"/>
      <style:text-properties fo:color="#72bf44" officeooo:rsid="000c7974" officeooo:paragraph-rsid="000c7974"/>
    </style:style>
    <style:style style:name="P12" style:family="paragraph" style:parent-style-name="Standard">
      <style:paragraph-properties fo:text-align="start" style:justify-single-word="false"/>
      <style:text-properties fo:color="#72bf44" officeooo:rsid="000efe7c" officeooo:paragraph-rsid="001483f4"/>
    </style:style>
    <style:style style:name="P13" style:family="paragraph" style:parent-style-name="Standard">
      <style:text-properties fo:color="#72bf44" officeooo:rsid="003e750b" officeooo:paragraph-rsid="003e750b"/>
    </style:style>
    <style:style style:name="P14" style:family="paragraph" style:parent-style-name="Standard">
      <style:text-properties fo:color="#72bf44" officeooo:rsid="003e9dd7" officeooo:paragraph-rsid="003e9dd7"/>
    </style:style>
    <style:style style:name="P15" style:family="paragraph" style:parent-style-name="Standard">
      <style:text-properties fo:color="#72bf44" officeooo:rsid="003e9dd7" officeooo:paragraph-rsid="003ff066"/>
    </style:style>
    <style:style style:name="P16" style:family="paragraph" style:parent-style-name="Standard">
      <style:text-properties fo:color="#72bf44" officeooo:rsid="004b35da" officeooo:paragraph-rsid="004d0fa5"/>
    </style:style>
    <style:style style:name="P17" style:family="paragraph" style:parent-style-name="Standard">
      <style:text-properties fo:color="#72bf44" officeooo:rsid="004d9d24" officeooo:paragraph-rsid="00575e44"/>
    </style:style>
    <style:style style:name="P18" style:family="paragraph" style:parent-style-name="Standard">
      <style:paragraph-properties fo:text-align="start" style:justify-single-word="false"/>
      <style:text-properties officeooo:rsid="0006ce85" officeooo:paragraph-rsid="0006ce85"/>
    </style:style>
    <style:style style:name="P19" style:family="paragraph" style:parent-style-name="Standard">
      <style:paragraph-properties fo:text-align="start" style:justify-single-word="false"/>
      <style:text-properties officeooo:rsid="000750f2" officeooo:paragraph-rsid="000750f2"/>
    </style:style>
    <style:style style:name="P20" style:family="paragraph" style:parent-style-name="Standard">
      <style:paragraph-properties fo:text-align="start" style:justify-single-word="false"/>
      <style:text-properties fo:color="#00aaad" officeooo:rsid="000750f2" officeooo:paragraph-rsid="000750f2"/>
    </style:style>
    <style:style style:name="P21" style:family="paragraph" style:parent-style-name="Standard">
      <style:paragraph-properties fo:text-align="start" style:justify-single-word="false"/>
      <style:text-properties fo:color="#00aaad" officeooo:rsid="000750f2" officeooo:paragraph-rsid="00081bfa"/>
    </style:style>
    <style:style style:name="P22" style:family="paragraph" style:parent-style-name="Standard">
      <style:paragraph-properties fo:text-align="start" style:justify-single-word="false"/>
      <style:text-properties officeooo:rsid="00081bfa" officeooo:paragraph-rsid="00081bfa"/>
    </style:style>
    <style:style style:name="P23" style:family="paragraph" style:parent-style-name="Standard">
      <style:paragraph-properties fo:text-align="start" style:justify-single-word="false"/>
      <style:text-properties fo:color="#000000" officeooo:rsid="0009c76f" officeooo:paragraph-rsid="0009c76f"/>
    </style:style>
    <style:style style:name="P24" style:family="paragraph" style:parent-style-name="Standard">
      <style:text-properties fo:color="#000000" style:font-name="Monospace" fo:font-size="10pt" officeooo:rsid="00b34abb" officeooo:paragraph-rsid="00b5d848" fo:background-color="transparent" style:font-size-asian="10pt"/>
    </style:style>
    <style:style style:name="P25" style:family="paragraph" style:parent-style-name="Standard">
      <style:text-properties fo:color="#000000" style:font-name="Monospace" fo:font-size="10pt" officeooo:rsid="00b34abb" officeooo:paragraph-rsid="00b619a9" fo:background-color="transparent" style:font-size-asian="10pt"/>
    </style:style>
    <style:style style:name="P26" style:family="paragraph" style:parent-style-name="Standard">
      <style:paragraph-properties fo:text-align="start" style:justify-single-word="false"/>
      <style:text-properties officeooo:rsid="0009c76f" officeooo:paragraph-rsid="0009c76f"/>
    </style:style>
    <style:style style:name="P27" style:family="paragraph" style:parent-style-name="Standard">
      <style:paragraph-properties fo:text-align="start" style:justify-single-word="false"/>
      <style:text-properties officeooo:rsid="000c7974" officeooo:paragraph-rsid="000c7974"/>
    </style:style>
    <style:style style:name="P28" style:family="paragraph" style:parent-style-name="Standard">
      <style:paragraph-properties fo:text-align="start" style:justify-single-word="false"/>
      <style:text-properties officeooo:rsid="000efe7c" officeooo:paragraph-rsid="000efe7c"/>
    </style:style>
    <style:style style:name="P29" style:family="paragraph" style:parent-style-name="Standard">
      <style:paragraph-properties fo:text-align="start" style:justify-single-word="false"/>
      <style:text-properties officeooo:rsid="000efe7c" officeooo:paragraph-rsid="001483f4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653e0" officeooo:paragraph-rsid="001653e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71c11" officeooo:paragraph-rsid="00171c11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71c11" officeooo:paragraph-rsid="001ed76c" style:font-weight-asian="bold" style:font-weight-complex="bold"/>
    </style:style>
    <style:style style:name="P33" style:family="paragraph" style:parent-style-name="Standard">
      <style:text-properties fo:font-weight="bold" officeooo:rsid="001ed76c" officeooo:paragraph-rsid="001ed76c" style:font-weight-asian="bold" style:font-weight-complex="bold"/>
    </style:style>
    <style:style style:name="P34" style:family="paragraph" style:parent-style-name="Standard">
      <style:text-properties fo:font-weight="bold" officeooo:rsid="004a8588" officeooo:paragraph-rsid="004a8588" style:font-weight-asian="bold" style:font-weight-complex="bold"/>
    </style:style>
    <style:style style:name="P35" style:family="paragraph" style:parent-style-name="Standard">
      <style:text-properties fo:font-weight="bold" officeooo:rsid="0065d677" officeooo:paragraph-rsid="0065d677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107613" officeooo:paragraph-rsid="0010761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1483f4" officeooo:paragraph-rsid="001483f4"/>
    </style:style>
    <style:style style:name="P38" style:family="paragraph" style:parent-style-name="Standard">
      <style:paragraph-properties fo:text-align="start" style:justify-single-word="false"/>
      <style:text-properties officeooo:rsid="001653e0" officeooo:paragraph-rsid="001653e0"/>
    </style:style>
    <style:style style:name="P39" style:family="paragraph" style:parent-style-name="Standard">
      <style:paragraph-properties fo:text-align="start" style:justify-single-word="false"/>
      <style:text-properties officeooo:rsid="00171c11" officeooo:paragraph-rsid="00171c11"/>
    </style:style>
    <style:style style:name="P40" style:family="paragraph" style:parent-style-name="Standard">
      <style:paragraph-properties fo:text-align="start" style:justify-single-word="false"/>
      <style:text-properties officeooo:rsid="00171c11" officeooo:paragraph-rsid="001ed76c"/>
    </style:style>
    <style:style style:name="P41" style:family="paragraph" style:parent-style-name="Standard">
      <style:text-properties officeooo:rsid="001dbffb" officeooo:paragraph-rsid="001dbffb"/>
    </style:style>
    <style:style style:name="P42" style:family="paragraph" style:parent-style-name="Standard">
      <style:paragraph-properties fo:text-align="start" style:justify-single-word="false"/>
      <style:text-properties officeooo:rsid="00209b63" officeooo:paragraph-rsid="00209b63"/>
    </style:style>
    <style:style style:name="P43" style:family="paragraph" style:parent-style-name="Standard">
      <style:paragraph-properties fo:text-align="start" style:justify-single-word="false"/>
      <style:text-properties officeooo:rsid="0021ac77" officeooo:paragraph-rsid="0021ac77"/>
    </style:style>
    <style:style style:name="P44" style:family="paragraph" style:parent-style-name="Standard">
      <style:paragraph-properties fo:text-align="start" style:justify-single-word="false"/>
      <style:text-properties officeooo:rsid="0021f8e7" officeooo:paragraph-rsid="0021f8e7"/>
    </style:style>
    <style:style style:name="P45" style:family="paragraph" style:parent-style-name="Standard">
      <style:paragraph-properties fo:text-align="start" style:justify-single-word="false"/>
      <style:text-properties officeooo:rsid="00221f20" officeooo:paragraph-rsid="00221f20"/>
    </style:style>
    <style:style style:name="P46" style:family="paragraph" style:parent-style-name="Standard">
      <style:paragraph-properties fo:text-align="start" style:justify-single-word="false"/>
      <style:text-properties officeooo:rsid="0022604d" officeooo:paragraph-rsid="0022604d"/>
    </style:style>
    <style:style style:name="P47" style:family="paragraph" style:parent-style-name="Standard">
      <style:text-properties style:use-window-font-color="true" officeooo:rsid="002ec1f0" officeooo:paragraph-rsid="002fc478" fo:background-color="transparent"/>
    </style:style>
    <style:style style:name="P48" style:family="paragraph" style:parent-style-name="Standard">
      <style:text-properties style:use-window-font-color="true" officeooo:rsid="002ec1f0" officeooo:paragraph-rsid="0031d531" fo:background-color="transparent"/>
    </style:style>
    <style:style style:name="P49" style:family="paragraph" style:parent-style-name="Standard">
      <style:text-properties style:use-window-font-color="true" officeooo:rsid="004b35da" officeooo:paragraph-rsid="004b35da"/>
    </style:style>
    <style:style style:name="P50" style:family="paragraph" style:parent-style-name="Standard">
      <style:text-properties style:use-window-font-color="true" officeooo:rsid="004b35da" officeooo:paragraph-rsid="00575e44"/>
    </style:style>
    <style:style style:name="P51" style:family="paragraph" style:parent-style-name="Standard">
      <style:text-properties style:use-window-font-color="true" officeooo:rsid="004e0f68" officeooo:paragraph-rsid="004e0f68"/>
    </style:style>
    <style:style style:name="P52" style:family="paragraph" style:parent-style-name="Standard">
      <style:text-properties style:use-window-font-color="true" officeooo:rsid="003ff066" officeooo:paragraph-rsid="003e9dd7"/>
    </style:style>
    <style:style style:name="P53" style:family="paragraph" style:parent-style-name="Standard">
      <style:text-properties style:use-window-font-color="true" officeooo:rsid="003ff066" officeooo:paragraph-rsid="003ff066"/>
    </style:style>
    <style:style style:name="P54" style:family="paragraph" style:parent-style-name="Standard">
      <style:text-properties style:use-window-font-color="true" officeooo:rsid="00408e73" officeooo:paragraph-rsid="003ff066"/>
    </style:style>
    <style:style style:name="P55" style:family="paragraph" style:parent-style-name="Standard">
      <style:text-properties style:use-window-font-color="true" officeooo:rsid="00408e73" officeooo:paragraph-rsid="00408e73"/>
    </style:style>
    <style:style style:name="P56" style:family="paragraph" style:parent-style-name="Standard">
      <style:text-properties style:use-window-font-color="true" officeooo:rsid="0092a2c0" officeooo:paragraph-rsid="00a15330"/>
    </style:style>
    <style:style style:name="P57" style:family="paragraph" style:parent-style-name="Standard">
      <style:text-properties style:use-window-font-color="true" officeooo:rsid="0092a2c0" officeooo:paragraph-rsid="00a5b9e3"/>
    </style:style>
    <style:style style:name="P58" style:family="paragraph" style:parent-style-name="Standard">
      <style:text-properties style:use-window-font-color="true" officeooo:rsid="0092a2c0" officeooo:paragraph-rsid="00ab97ee"/>
    </style:style>
    <style:style style:name="P59" style:family="paragraph" style:parent-style-name="Standard">
      <style:text-properties style:use-window-font-color="true" officeooo:rsid="0092a2c0" officeooo:paragraph-rsid="00adfbca"/>
    </style:style>
    <style:style style:name="P60" style:family="paragraph" style:parent-style-name="Standard">
      <style:text-properties style:use-window-font-color="true" officeooo:rsid="0092a2c0" officeooo:paragraph-rsid="00aed364"/>
    </style:style>
    <style:style style:name="P61" style:family="paragraph" style:parent-style-name="Standard">
      <style:text-properties style:use-window-font-color="true" officeooo:rsid="00abb4ae" officeooo:paragraph-rsid="00ab97ee"/>
    </style:style>
    <style:style style:name="P62" style:family="paragraph" style:parent-style-name="Standard">
      <style:text-properties style:use-window-font-color="true" officeooo:rsid="00abb4ae" officeooo:paragraph-rsid="00abb4ae"/>
    </style:style>
    <style:style style:name="P63" style:family="paragraph" style:parent-style-name="Standard">
      <style:text-properties style:use-window-font-color="true" officeooo:rsid="00abb4ae" officeooo:paragraph-rsid="00adb6bc"/>
    </style:style>
    <style:style style:name="P64" style:family="paragraph" style:parent-style-name="Standard">
      <style:text-properties style:use-window-font-color="true" officeooo:rsid="00abb4ae" officeooo:paragraph-rsid="00adfbca"/>
    </style:style>
    <style:style style:name="P65" style:family="paragraph" style:parent-style-name="Standard">
      <style:text-properties style:use-window-font-color="true" officeooo:rsid="00b2a1ca" officeooo:paragraph-rsid="00b2a1ca"/>
    </style:style>
    <style:style style:name="P66" style:family="paragraph" style:parent-style-name="Standard">
      <style:text-properties style:use-window-font-color="true" officeooo:rsid="00adb6bc" officeooo:paragraph-rsid="00adfbca"/>
    </style:style>
    <style:style style:name="P67" style:family="paragraph" style:parent-style-name="Standard">
      <style:text-properties officeooo:paragraph-rsid="00372b1f"/>
    </style:style>
    <style:style style:name="P68" style:family="paragraph" style:parent-style-name="Standard">
      <style:text-properties officeooo:paragraph-rsid="0039423f"/>
    </style:style>
    <style:style style:name="P69" style:family="paragraph" style:parent-style-name="Standard">
      <style:text-properties officeooo:paragraph-rsid="003ae945"/>
    </style:style>
    <style:style style:name="P70" style:family="paragraph" style:parent-style-name="Standard">
      <style:text-properties officeooo:rsid="003ae945" officeooo:paragraph-rsid="003ae945"/>
    </style:style>
    <style:style style:name="P71" style:family="paragraph" style:parent-style-name="Standard">
      <style:text-properties officeooo:rsid="003c8ec3" officeooo:paragraph-rsid="003c8ec3"/>
    </style:style>
    <style:style style:name="P72" style:family="paragraph" style:parent-style-name="Standard">
      <style:text-properties officeooo:rsid="003e750b" officeooo:paragraph-rsid="003e750b"/>
    </style:style>
    <style:style style:name="P73" style:family="paragraph" style:parent-style-name="Standard">
      <style:paragraph-properties fo:text-align="start" style:justify-single-word="false"/>
      <style:text-properties officeooo:rsid="00450ed3" officeooo:paragraph-rsid="00450ed3"/>
    </style:style>
    <style:style style:name="P74" style:family="paragraph" style:parent-style-name="Standard">
      <style:paragraph-properties fo:text-align="start" style:justify-single-word="false"/>
      <style:text-properties officeooo:rsid="00458234" officeooo:paragraph-rsid="00458234"/>
    </style:style>
    <style:style style:name="P75" style:family="paragraph" style:parent-style-name="Standard">
      <style:paragraph-properties fo:text-align="start" style:justify-single-word="false"/>
      <style:text-properties officeooo:rsid="00458234" officeooo:paragraph-rsid="0050f183"/>
    </style:style>
    <style:style style:name="P76" style:family="paragraph" style:parent-style-name="Standard">
      <style:text-properties officeooo:rsid="004938fa" officeooo:paragraph-rsid="004938fa"/>
    </style:style>
    <style:style style:name="P77" style:family="paragraph" style:parent-style-name="Standard">
      <style:text-properties officeooo:rsid="004a8588" officeooo:paragraph-rsid="004a8588"/>
    </style:style>
    <style:style style:name="P78" style:family="paragraph" style:parent-style-name="Standard">
      <style:text-properties officeooo:rsid="0050f183" officeooo:paragraph-rsid="0050f183"/>
    </style:style>
    <style:style style:name="P79" style:family="paragraph" style:parent-style-name="Standard">
      <style:text-properties officeooo:rsid="0061f40c" officeooo:paragraph-rsid="0061f40c"/>
    </style:style>
    <style:style style:name="P80" style:family="paragraph" style:parent-style-name="Standard">
      <style:text-properties officeooo:rsid="0039423f" officeooo:paragraph-rsid="0039423f"/>
    </style:style>
    <style:style style:name="P81" style:family="paragraph" style:parent-style-name="Standard">
      <style:text-properties officeooo:paragraph-rsid="0061f40c"/>
    </style:style>
    <style:style style:name="P82" style:family="paragraph" style:parent-style-name="Standard">
      <style:text-properties officeooo:rsid="0065d677" officeooo:paragraph-rsid="0065d677"/>
    </style:style>
    <style:style style:name="P83" style:family="paragraph" style:parent-style-name="Standard">
      <style:text-properties officeooo:paragraph-rsid="00668dfb"/>
    </style:style>
    <style:style style:name="P84" style:family="paragraph" style:parent-style-name="Standard">
      <style:text-properties officeooo:paragraph-rsid="00684383"/>
    </style:style>
    <style:style style:name="P85" style:family="paragraph" style:parent-style-name="Standard">
      <style:text-properties officeooo:paragraph-rsid="0065d677"/>
    </style:style>
    <style:style style:name="P86" style:family="paragraph" style:parent-style-name="Standard">
      <style:text-properties officeooo:paragraph-rsid="006df40c"/>
    </style:style>
    <style:style style:name="P87" style:family="paragraph" style:parent-style-name="Standard">
      <style:text-properties fo:background-color="#bee3d3"/>
    </style:style>
    <style:style style:name="P88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84383" style:font-size-asian="12pt" style:font-size-complex="12pt"/>
    </style:style>
    <style:style style:name="P89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68dfb" style:font-size-asian="12pt" style:font-size-complex="12pt"/>
    </style:style>
    <style:style style:name="P9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1" style:family="paragraph" style:parent-style-name="Standard">
      <style:text-properties officeooo:paragraph-rsid="008faf12"/>
    </style:style>
    <style:style style:name="P92" style:family="paragraph" style:parent-style-name="Standard">
      <style:text-properties officeooo:paragraph-rsid="0092a2c0"/>
    </style:style>
    <style:style style:name="P93" style:family="paragraph" style:parent-style-name="Standard">
      <style:text-properties officeooo:paragraph-rsid="0096916d"/>
    </style:style>
    <style:style style:name="P94" style:family="paragraph" style:parent-style-name="Standard">
      <style:text-properties officeooo:rsid="008faf12" officeooo:paragraph-rsid="008faf12"/>
    </style:style>
    <style:style style:name="P95" style:family="paragraph" style:parent-style-name="Standard">
      <style:text-properties fo:color="#ce181e" fo:font-weight="normal" officeooo:rsid="00945a35" officeooo:paragraph-rsid="0096916d" fo:background-color="transparent" style:font-weight-asian="normal" style:font-weight-complex="normal"/>
    </style:style>
    <style:style style:name="P96" style:family="paragraph" style:parent-style-name="Standard">
      <style:text-properties officeooo:paragraph-rsid="00a15330"/>
    </style:style>
    <style:style style:name="P97" style:family="paragraph" style:parent-style-name="Standard">
      <style:text-properties fo:font-style="normal" officeooo:rsid="00a2a613" officeooo:paragraph-rsid="00a2a613" style:font-style-asian="normal" style:font-style-complex="normal"/>
    </style:style>
    <style:style style:name="P98" style:family="paragraph" style:parent-style-name="Standard">
      <style:text-properties fo:font-style="normal" officeooo:rsid="00a180de" style:font-style-asian="normal" style:font-style-complex="normal"/>
    </style:style>
    <style:style style:name="P99" style:family="paragraph" style:parent-style-name="Standard">
      <style:text-properties fo:font-style="normal" fo:font-weight="bold" officeooo:rsid="00a2fb7f" officeooo:paragraph-rsid="00a2fb7f" style:font-style-asian="normal" style:font-weight-asian="bold" style:font-style-complex="normal" style:font-weight-complex="bold"/>
    </style:style>
    <style:style style:name="P100" style:family="paragraph" style:parent-style-name="Standard">
      <style:text-properties officeooo:rsid="00a2fb7f" officeooo:paragraph-rsid="00a2fb7f"/>
    </style:style>
    <style:style style:name="P101" style:family="paragraph" style:parent-style-name="Standard">
      <style:text-properties officeooo:paragraph-rsid="00a5b9e3"/>
    </style:style>
    <style:style style:name="P102" style:family="paragraph" style:parent-style-name="Standard">
      <style:text-properties officeooo:rsid="00a15330" officeooo:paragraph-rsid="00a15330"/>
    </style:style>
    <style:style style:name="P103" style:family="paragraph" style:parent-style-name="Standard">
      <style:text-properties officeooo:paragraph-rsid="00ab97ee"/>
    </style:style>
    <style:style style:name="P104" style:family="paragraph" style:parent-style-name="Standard">
      <style:text-properties officeooo:paragraph-rsid="00adfbca"/>
    </style:style>
    <style:style style:name="P105" style:family="paragraph" style:parent-style-name="Standard">
      <style:text-properties officeooo:paragraph-rsid="00aed364"/>
    </style:style>
    <style:style style:name="P106" style:family="paragraph" style:parent-style-name="Standard">
      <style:text-properties officeooo:rsid="00b34abb" officeooo:paragraph-rsid="00b34abb" fo:background-color="transparent"/>
    </style:style>
    <style:style style:name="P107" style:family="paragraph" style:parent-style-name="Standard">
      <style:text-properties officeooo:rsid="00b34abb" officeooo:paragraph-rsid="00b5d848" fo:background-color="transparent"/>
    </style:style>
    <style:style style:name="P108" style:family="paragraph" style:parent-style-name="Standard">
      <style:text-properties officeooo:rsid="00b34abb" officeooo:paragraph-rsid="00b619a9" fo:background-color="transparent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1d531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21621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use-window-font-color="true" officeooo:rsid="002ec1f0" officeooo:paragraph-rsid="0031d531" fo:background-color="transparent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03030" style:font-name="Liberation Serif" fo:font-size="12pt" fo:letter-spacing="normal" fo:background-color="#ffffff" style:font-size-asian="12pt" style:font-size-complex="12pt" loext:padding="0cm" loext:border="none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Roboto" fo:font-size="10.5pt" fo:letter-spacing="normal" fo:font-style="normal" fo:font-weight="normal"/>
    </style:style>
    <style:style style:name="P1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1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18" style:family="paragraph" style:parent-style-name="Preformatted_20_Text">
      <loext:graphic-properties draw:fill="solid" draw:fill-color="#000000" draw:opacity="100%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#000000"/>
      <style:text-properties fo:font-variant="normal" fo:text-transform="none" fo:color="#333333" style:font-name="monospace" fo:font-size="10.5pt" fo:letter-spacing="normal" fo:font-style="normal" fo:font-weight="normal"/>
    </style:style>
    <style:style style:name="P119" style:family="paragraph" style:parent-style-name="Preformatted_20_Text">
      <loext:graphic-properties draw:fill="solid" draw:fill-color="#000000" draw:opacity="100%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#000000"/>
      <style:text-properties fo:font-variant="normal" fo:text-transform="none" fo:color="#333333" style:font-name="monospace" fo:font-size="10.5pt" fo:letter-spacing="normal" fo:font-style="normal" fo:font-weight="normal" officeooo:paragraph-rsid="00b97552"/>
    </style:style>
    <style:style style:name="P120" style:family="paragraph" style:parent-style-name="Preformatted_20_Text">
      <loext:graphic-properties draw:fill="solid" draw:fill-color="#000000" draw:opacity="100%"/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fo:background-color="#000000"/>
      <style:text-properties fo:font-variant="normal" fo:text-transform="none" fo:color="#ffffff" style:font-name="monospace" fo:font-size="10.5pt" fo:letter-spacing="normal" fo:font-style="normal" fo:font-weight="normal" officeooo:paragraph-rsid="00b97552"/>
    </style:style>
    <style:style style:name="P121" style:family="paragraph" style:parent-style-name="Text_20_body">
      <style:text-properties officeooo:rsid="00260e4b" officeooo:paragraph-rsid="00260e4b"/>
    </style:style>
    <style:style style:name="P122" style:family="paragraph" style:parent-style-name="Text_20_body">
      <style:text-properties style:use-window-font-color="true" officeooo:rsid="00260e4b" officeooo:paragraph-rsid="00260e4b"/>
    </style:style>
    <style:style style:name="P123" style:family="paragraph" style:parent-style-name="Text_20_body">
      <style:text-properties style:use-window-font-color="true" officeooo:rsid="0026caf7" officeooo:paragraph-rsid="0026caf7"/>
    </style:style>
    <style:style style:name="P124" style:family="paragraph" style:parent-style-name="Text_20_body">
      <style:text-properties style:use-window-font-color="true" officeooo:rsid="0029d90d" officeooo:paragraph-rsid="0029d90d"/>
    </style:style>
    <style:style style:name="P125" style:family="paragraph" style:parent-style-name="Text_20_body">
      <style:text-properties style:use-window-font-color="true" officeooo:rsid="002af960" officeooo:paragraph-rsid="002af960"/>
    </style:style>
    <style:style style:name="P126" style:family="paragraph" style:parent-style-name="Text_20_body">
      <style:text-properties style:use-window-font-color="true" officeooo:rsid="002afe76" officeooo:paragraph-rsid="002afe76"/>
    </style:style>
    <style:style style:name="P127" style:family="paragraph" style:parent-style-name="Text_20_body">
      <style:text-properties style:use-window-font-color="true" officeooo:rsid="002cbe62" officeooo:paragraph-rsid="002cbe62" fo:background-color="#bee3d3"/>
    </style:style>
    <style:style style:name="P128" style:family="paragraph" style:parent-style-name="Text_20_body">
      <style:text-properties style:use-window-font-color="true" officeooo:rsid="002ec1f0" officeooo:paragraph-rsid="002fc478" fo:background-color="transparent"/>
    </style:style>
    <style:style style:name="P129" style:family="paragraph" style:parent-style-name="Text_20_body">
      <style:text-properties style:use-window-font-color="true" officeooo:rsid="002ec1f0" officeooo:paragraph-rsid="003010be" fo:background-color="transparent"/>
    </style:style>
    <style:style style:name="P130" style:family="paragraph" style:parent-style-name="Text_20_body">
      <style:text-properties officeooo:paragraph-rsid="003010be"/>
    </style:style>
    <style:style style:name="P131" style:family="paragraph" style:parent-style-name="Text_20_body">
      <style:text-properties officeooo:rsid="003017c8" officeooo:paragraph-rsid="003017c8"/>
    </style:style>
    <style:style style:name="P132" style:family="paragraph" style:parent-style-name="Text_20_body">
      <style:text-properties officeooo:rsid="003017c8" officeooo:paragraph-rsid="007b8719"/>
    </style:style>
    <style:style style:name="P133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122442" style:font-size-asian="12pt" style:font-size-complex="12pt"/>
    </style:style>
    <style:style style:name="P134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6d792b" style:font-size-asian="12pt" style:font-size-complex="12pt"/>
    </style:style>
    <style:style style:name="P135" style:family="paragraph" style:parent-style-name="Text_20_body">
      <style:text-properties fo:font-variant="normal" fo:text-transform="none" fo:color="#333333" style:font-name="Roboto" fo:font-size="10.5pt" fo:letter-spacing="normal" fo:font-style="normal" fo:font-weight="normal" officeooo:rsid="003017c8" officeooo:paragraph-rsid="007b8719"/>
    </style:style>
    <style:style style:name="P136" style:family="paragraph" style:parent-style-name="Text_20_body">
      <style:text-properties fo:font-variant="normal" fo:text-transform="none" fo:color="#333333" style:font-name="Roboto" fo:font-size="10.5pt" fo:letter-spacing="normal" fo:font-style="normal" fo:font-weight="normal" officeooo:rsid="003017c8" officeooo:paragraph-rsid="00b97f59"/>
    </style:style>
    <style:style style:name="P137" style:family="paragraph" style:parent-style-name="Text_20_body">
      <style:text-properties fo:font-variant="normal" fo:text-transform="none" fo:color="#333333" style:font-name="Roboto" fo:font-size="10.5pt" fo:letter-spacing="normal" fo:font-style="normal" fo:font-weight="normal" officeooo:rsid="00b7e83a" officeooo:paragraph-rsid="007b8719"/>
    </style:style>
    <style:style style:name="P138" style:family="paragraph" style:parent-style-name="Text_20_body">
      <style:paragraph-properties fo:text-align="start" style:justify-single-word="false"/>
      <style:text-properties officeooo:rsid="007d247b" officeooo:paragraph-rsid="007b8719"/>
    </style:style>
    <style:style style:name="P139" style:family="paragraph" style:parent-style-name="Text_20_body">
      <style:paragraph-properties fo:text-align="start" style:justify-single-word="false"/>
      <style:text-properties officeooo:paragraph-rsid="007b8719"/>
    </style:style>
    <style:style style:name="P140" style:family="paragraph" style:parent-style-name="Text_20_body">
      <style:paragraph-properties fo:text-align="start" style:justify-single-word="false"/>
      <style:text-properties officeooo:rsid="008044f0" officeooo:paragraph-rsid="008044f0"/>
    </style:style>
    <style:style style:name="P141" style:family="paragraph" style:parent-style-name="Text_20_body">
      <style:paragraph-properties fo:text-align="start" style:justify-single-word="false"/>
      <style:text-properties officeooo:rsid="0083ca1c" officeooo:paragraph-rsid="0083ca1c"/>
    </style:style>
    <style:style style:name="P142" style:family="paragraph" style:parent-style-name="Text_20_body">
      <style:text-properties officeooo:paragraph-rsid="00879f18"/>
    </style:style>
    <style:style style:name="P143" style:family="paragraph" style:parent-style-name="Text_20_body">
      <style:text-properties fo:font-weight="normal" officeooo:rsid="008966c5" officeooo:paragraph-rsid="008966c5" style:font-weight-asian="normal" style:font-weight-complex="normal"/>
    </style:style>
    <style:style style:name="P144" style:family="paragraph" style:parent-style-name="Text_20_body">
      <style:text-properties fo:font-weight="normal" officeooo:rsid="00b5d848" officeooo:paragraph-rsid="00b5d848" style:font-weight-asian="normal" style:font-weight-complex="normal"/>
    </style:style>
    <style:style style:name="P145" style:family="paragraph" style:parent-style-name="Text_20_body">
      <style:text-properties officeooo:rsid="008b0337" officeooo:paragraph-rsid="008b0337"/>
    </style:style>
    <style:style style:name="P146" style:family="paragraph" style:parent-style-name="Text_20_body">
      <style:text-properties officeooo:rsid="009152a4" officeooo:paragraph-rsid="008d7a51"/>
    </style:style>
    <style:style style:name="P147" style:family="paragraph" style:parent-style-name="Text_20_body">
      <style:text-properties officeooo:rsid="009152a4" officeooo:paragraph-rsid="009152a4"/>
    </style:style>
    <style:style style:name="P148" style:family="paragraph" style:parent-style-name="Text_20_body">
      <style:text-properties officeooo:rsid="009856e2" officeooo:paragraph-rsid="009856e2"/>
    </style:style>
    <style:style style:name="P149" style:family="paragraph" style:parent-style-name="Text_20_body">
      <style:text-properties officeooo:rsid="009c0c8b" officeooo:paragraph-rsid="009c0c8b"/>
    </style:style>
    <style:style style:name="P150" style:family="paragraph" style:parent-style-name="Text_20_body">
      <style:text-properties officeooo:rsid="009ecf3b" officeooo:paragraph-rsid="009ecf3b"/>
    </style:style>
    <style:style style:name="P151" style:family="paragraph" style:parent-style-name="Text_20_body">
      <style:text-properties officeooo:rsid="00b34abb" officeooo:paragraph-rsid="00b34abb"/>
    </style:style>
    <style:style style:name="P152" style:family="paragraph" style:parent-style-name="Text_20_body">
      <style:text-properties officeooo:rsid="00b34abb" officeooo:paragraph-rsid="00b5d848"/>
    </style:style>
    <style:style style:name="P153" style:family="paragraph" style:parent-style-name="Text_20_body">
      <style:text-properties officeooo:rsid="00b5d848" officeooo:paragraph-rsid="00b5d848"/>
    </style:style>
    <style:style style:name="P154" style:family="paragraph" style:parent-style-name="Text_20_body">
      <style:text-properties officeooo:rsid="00b619a9" officeooo:paragraph-rsid="00b619a9"/>
    </style:style>
    <style:style style:name="P155" style:family="paragraph" style:parent-style-name="Text_20_body">
      <style:text-properties officeooo:rsid="00b7e83a" officeooo:paragraph-rsid="00b7e83a"/>
    </style:style>
    <style:style style:name="P156" style:family="paragraph" style:parent-style-name="Preformatted_20_Text">
      <style:text-properties fo:color="#000000" style:font-name="monospace1" fo:font-size="9.75pt" officeooo:rsid="0061f40c" officeooo:paragraph-rsid="0061f40c" loext:padding="0cm" loext:border="none"/>
    </style:style>
    <style:style style:name="P157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1cab0" officeooo:paragraph-rsid="0001cab0" style:font-weight-asian="bold" style:font-weight-complex="bold"/>
    </style:style>
    <style:style style:name="P158" style:family="paragraph" style:parent-style-name="Standard" style:list-style-name="L2">
      <style:paragraph-properties fo:text-align="start" style:justify-single-word="false"/>
      <style:text-properties officeooo:rsid="00458234" officeooo:paragraph-rsid="00458234"/>
    </style:style>
    <style:style style:name="P159" style:family="paragraph" style:parent-style-name="Standard" style:list-style-name="L3">
      <style:text-properties officeooo:rsid="004938fa" officeooo:paragraph-rsid="004938fa"/>
    </style:style>
    <style:style style:name="P160" style:family="paragraph" style:parent-style-name="Standard" style:list-style-name="L4">
      <style:text-properties officeooo:rsid="004938fa" officeooo:paragraph-rsid="004938fa"/>
    </style:style>
    <style:style style:name="P161" style:family="paragraph" style:parent-style-name="Standard" style:list-style-name="L5">
      <style:text-properties officeooo:rsid="004938fa" officeooo:paragraph-rsid="004938fa"/>
    </style:style>
    <style:style style:name="P162" style:family="paragraph" style:parent-style-name="Standard" style:list-style-name="L6">
      <style:text-properties officeooo:rsid="0049b873" officeooo:paragraph-rsid="0049b873"/>
    </style:style>
    <style:style style:name="P163" style:family="paragraph" style:parent-style-name="Standard" style:list-style-name="L7">
      <style:text-properties officeooo:rsid="0049b873" officeooo:paragraph-rsid="0049b873"/>
    </style:style>
    <style:style style:name="P164" style:family="paragraph" style:parent-style-name="Standard" style:list-style-name="L8">
      <style:text-properties style:use-window-font-color="true" officeooo:rsid="004e0f68" officeooo:paragraph-rsid="004e0f68"/>
    </style:style>
    <style:style style:name="P165" style:family="paragraph" style:parent-style-name="Standard" style:list-style-name="L9">
      <style:text-properties officeooo:rsid="0050f183" officeooo:paragraph-rsid="0050f183"/>
    </style:style>
    <style:style style:name="P166" style:family="paragraph" style:parent-style-name="Standard" style:list-style-name="L10"/>
    <style:style style:name="P167" style:family="paragraph" style:parent-style-name="Text_20_body" style:list-style-name="L11">
      <style:text-properties style:use-window-font-color="true" officeooo:rsid="00260e4b" officeooo:paragraph-rsid="00260e4b"/>
    </style:style>
    <style:style style:name="P168" style:family="paragraph" style:parent-style-name="Text_20_body" style:list-style-name="L12">
      <style:text-properties style:use-window-font-color="true" officeooo:rsid="0026caf7" officeooo:paragraph-rsid="0026caf7"/>
    </style:style>
    <style:style style:name="P169" style:family="paragraph" style:parent-style-name="Text_20_body" style:list-style-name="L13">
      <style:text-properties style:use-window-font-color="true" officeooo:rsid="002afe76" officeooo:paragraph-rsid="002afe76"/>
    </style:style>
    <style:style style:name="P170" style:family="paragraph" style:parent-style-name="Text_20_body" style:list-style-name="L14">
      <style:text-properties style:use-window-font-color="true" officeooo:rsid="002afe76" officeooo:paragraph-rsid="002afe76"/>
    </style:style>
    <style:style style:name="P171" style:family="paragraph" style:parent-style-name="Text_20_body" style:list-style-name="L22">
      <style:text-properties style:use-window-font-color="true" officeooo:rsid="0098b818" officeooo:paragraph-rsid="0098b818"/>
    </style:style>
    <style:style style:name="P172" style:family="paragraph" style:parent-style-name="Text_20_body">
      <style:paragraph-properties fo:text-align="justify" style:justify-single-word="false" fo:orphans="2" fo:widows="2"/>
    </style:style>
    <style:style style:name="P173" style:family="paragraph" style:parent-style-name="Text_20_body" style:list-style-name="L15">
      <style:paragraph-properties fo:text-align="justify" style:justify-single-word="false" fo:orphans="2" fo:widows="2"/>
    </style:style>
    <style:style style:name="P174" style:family="paragraph" style:parent-style-name="Text_20_body" style:list-style-name="L16">
      <style:paragraph-properties fo:text-align="start" style:justify-single-word="false"/>
      <style:text-properties officeooo:rsid="007c3095" officeooo:paragraph-rsid="007b8719"/>
    </style:style>
    <style:style style:name="P175" style:family="paragraph" style:parent-style-name="Text_20_body" style:list-style-name="L16">
      <style:paragraph-properties fo:text-align="start" style:justify-single-word="false"/>
      <style:text-properties officeooo:rsid="007d2398" officeooo:paragraph-rsid="007b8719"/>
    </style:style>
    <style:style style:name="P176" style:family="paragraph" style:parent-style-name="Text_20_body" style:list-style-name="L17">
      <style:paragraph-properties fo:text-align="start" style:justify-single-word="false"/>
      <style:text-properties officeooo:rsid="008044f0" officeooo:paragraph-rsid="008044f0"/>
    </style:style>
    <style:style style:name="P177" style:family="paragraph" style:parent-style-name="Text_20_body" style:list-style-name="L18">
      <style:paragraph-properties fo:text-align="start" style:justify-single-word="false"/>
      <style:text-properties officeooo:rsid="0081469c" officeooo:paragraph-rsid="0081469c"/>
    </style:style>
    <style:style style:name="P178" style:family="paragraph" style:parent-style-name="Text_20_body" style:list-style-name="L19"/>
    <style:style style:name="P179" style:family="paragraph" style:parent-style-name="Text_20_body" style:list-style-name="L19">
      <style:text-properties officeooo:paragraph-rsid="0086ed9e"/>
    </style:style>
    <style:style style:name="P180" style:family="paragraph" style:parent-style-name="Text_20_body" style:list-style-name="L19">
      <style:text-properties officeooo:paragraph-rsid="00879f18"/>
    </style:style>
    <style:style style:name="P181" style:family="paragraph" style:parent-style-name="Text_20_body" style:list-style-name="L20">
      <style:text-properties officeooo:paragraph-rsid="008abf2f"/>
    </style:style>
    <style:style style:name="P182" style:family="paragraph" style:parent-style-name="Text_20_body" style:list-style-name="L21">
      <style:text-properties fo:font-weight="normal" officeooo:rsid="008966c5" officeooo:paragraph-rsid="008966c5" style:font-weight-asian="normal" style:font-weight-complex="normal"/>
    </style:style>
    <style:style style:name="P183" style:family="paragraph" style:parent-style-name="Text_20_body" style:list-style-name="L21">
      <style:text-properties officeooo:rsid="008966c5" officeooo:paragraph-rsid="008966c5"/>
    </style:style>
    <style:style style:name="P184" style:family="paragraph" style:parent-style-name="Text_20_body" style:list-style-name="L22">
      <style:text-properties officeooo:rsid="0098b818" officeooo:paragraph-rsid="0098b818"/>
    </style:style>
    <style:style style:name="P185" style:family="paragraph" style:parent-style-name="Text_20_body">
      <style:text-properties fo:font-variant="normal" fo:text-transform="none" fo:color="#333333" style:font-name="Roboto" fo:font-size="10.5pt" fo:letter-spacing="normal" fo:font-style="normal" fo:font-weight="normal" officeooo:rsid="003017c8" officeooo:paragraph-rsid="007b8719"/>
    </style:style>
    <style:style style:name="P18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187" style:family="paragraph" style:parent-style-name="Text_20_body">
      <style:paragraph-properties fo:margin-top="0cm" fo:margin-bottom="0cm" loext:contextual-spacing="false"/>
    </style:style>
    <style:style style:name="P188" style:family="paragraph" style:parent-style-name="Heading_20_1">
      <style:text-properties officeooo:paragraph-rsid="00792296"/>
    </style:style>
    <style:style style:name="P189" style:family="paragraph" style:parent-style-name="Heading_20_1">
      <style:paragraph-properties fo:text-align="start" style:justify-single-word="false"/>
      <style:text-properties officeooo:rsid="000efe7c" officeooo:paragraph-rsid="0047942d"/>
    </style:style>
    <style:style style:name="P190" style:family="paragraph" style:parent-style-name="Heading_20_1">
      <style:paragraph-properties fo:text-align="start" style:justify-single-word="false"/>
      <style:text-properties officeooo:rsid="000efe7c" officeooo:paragraph-rsid="00122442"/>
    </style:style>
    <style:style style:name="P191" style:family="paragraph" style:parent-style-name="Heading_20_1">
      <style:paragraph-properties fo:text-align="start" style:justify-single-word="false"/>
      <style:text-properties officeooo:rsid="000efe7c" officeooo:paragraph-rsid="007b8719"/>
    </style:style>
    <style:style style:name="P192" style:family="paragraph" style:parent-style-name="Heading_20_1">
      <style:paragraph-properties fo:text-align="start" style:justify-single-word="false"/>
      <style:text-properties style:use-window-font-color="true" officeooo:rsid="000efe7c" officeooo:paragraph-rsid="004f45c4"/>
    </style:style>
    <style:style style:name="P193" style:family="paragraph" style:parent-style-name="Heading_20_1">
      <style:paragraph-properties fo:text-align="start" style:justify-single-word="false"/>
      <style:text-properties style:use-window-font-color="true" officeooo:rsid="000efe7c" officeooo:paragraph-rsid="00640444"/>
    </style:style>
    <style:style style:name="P194" style:family="paragraph" style:parent-style-name="Heading_20_2">
      <style:text-properties officeooo:rsid="00345fe3" officeooo:paragraph-rsid="00345fe3"/>
    </style:style>
    <style:style style:name="P195" style:family="paragraph" style:parent-style-name="Heading_20_2">
      <style:text-properties officeooo:rsid="003e750b" officeooo:paragraph-rsid="003e750b"/>
    </style:style>
    <style:style style:name="P196" style:family="paragraph" style:parent-style-name="Heading_20_2">
      <style:text-properties officeooo:paragraph-rsid="006b7b9c"/>
    </style:style>
    <style:style style:name="P197" style:family="paragraph" style:parent-style-name="Heading_20_2">
      <style:text-properties officeooo:rsid="00684383"/>
    </style:style>
    <style:style style:name="P198" style:family="paragraph" style:parent-style-name="Heading_20_2">
      <style:text-properties officeooo:rsid="006c5034" officeooo:paragraph-rsid="006c5034"/>
    </style:style>
    <style:style style:name="P199" style:family="paragraph" style:parent-style-name="Heading_20_2">
      <style:text-properties officeooo:paragraph-rsid="006d792b"/>
    </style:style>
    <style:style style:name="P200" style:family="paragraph" style:parent-style-name="Heading_20_2">
      <style:text-properties officeooo:rsid="007038e5" officeooo:paragraph-rsid="007038e5"/>
    </style:style>
    <style:style style:name="P201" style:family="paragraph" style:parent-style-name="Heading_20_2">
      <style:text-properties officeooo:rsid="007337d8" officeooo:paragraph-rsid="007337d8"/>
    </style:style>
    <style:style style:name="P202" style:family="paragraph" style:parent-style-name="Heading_20_2">
      <style:text-properties officeooo:rsid="0074afac" officeooo:paragraph-rsid="0074afac"/>
    </style:style>
    <style:style style:name="P203" style:family="paragraph" style:parent-style-name="Heading_20_2">
      <style:text-properties officeooo:rsid="003017c8" officeooo:paragraph-rsid="00bb4a0d"/>
    </style:style>
    <style:style style:name="P204" style:family="paragraph" style:parent-style-name="Heading_20_2">
      <style:paragraph-properties fo:text-align="start" style:justify-single-word="false"/>
      <style:text-properties officeooo:paragraph-rsid="007b8719"/>
    </style:style>
    <style:style style:name="P205" style:family="paragraph" style:parent-style-name="Heading_20_2">
      <style:paragraph-properties fo:text-align="start" style:justify-single-word="false"/>
      <style:text-properties officeooo:rsid="007d247b" officeooo:paragraph-rsid="007b8719"/>
    </style:style>
    <style:style style:name="P206" style:family="paragraph" style:parent-style-name="Heading_20_2">
      <style:paragraph-properties fo:text-align="start" style:justify-single-word="false"/>
      <style:text-properties officeooo:rsid="007e99bb" officeooo:paragraph-rsid="007b8719"/>
    </style:style>
    <style:style style:name="P207" style:family="paragraph" style:parent-style-name="Heading_20_2">
      <style:paragraph-properties fo:text-align="start" style:justify-single-word="false"/>
      <style:text-properties officeooo:rsid="00821f36" officeooo:paragraph-rsid="0081469c"/>
    </style:style>
    <style:style style:name="P208" style:family="paragraph" style:parent-style-name="Heading_20_2">
      <style:paragraph-properties fo:text-align="start" style:justify-single-word="false"/>
      <style:text-properties officeooo:rsid="00821f36" officeooo:paragraph-rsid="00821f36"/>
    </style:style>
    <style:style style:name="P209" style:family="paragraph" style:parent-style-name="Heading_20_2">
      <style:text-properties style:use-window-font-color="true" officeooo:rsid="0092a2c0" officeooo:paragraph-rsid="00989225"/>
    </style:style>
    <style:style style:name="P210" style:family="paragraph" style:parent-style-name="Heading_20_2">
      <style:text-properties style:use-window-font-color="true" officeooo:rsid="0092a2c0" officeooo:paragraph-rsid="009fd9fa"/>
    </style:style>
    <style:style style:name="P211" style:family="paragraph" style:parent-style-name="Heading_20_2">
      <style:text-properties style:use-window-font-color="true" officeooo:rsid="0092a2c0" officeooo:paragraph-rsid="00a48e10"/>
    </style:style>
    <style:style style:name="P212" style:family="paragraph" style:parent-style-name="Heading_20_2">
      <style:text-properties style:use-window-font-color="true" officeooo:rsid="0092a2c0" officeooo:paragraph-rsid="00ab97ee"/>
    </style:style>
    <style:style style:name="P213" style:family="paragraph" style:parent-style-name="Heading_20_2">
      <style:text-properties style:use-window-font-color="true" officeooo:rsid="0092a2c0" officeooo:paragraph-rsid="00adfbca"/>
    </style:style>
    <style:style style:name="P214" style:family="paragraph" style:parent-style-name="Heading_20_2">
      <style:text-properties style:use-window-font-color="true" officeooo:rsid="0092a2c0" officeooo:paragraph-rsid="00aed364"/>
    </style:style>
    <style:style style:name="P2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8" style:family="paragraph" style:parent-style-name="Heading_20_3">
      <style:text-properties officeooo:rsid="003017c8" officeooo:paragraph-rsid="00b5ca3a"/>
    </style:style>
    <style:style style:name="P219" style:family="paragraph" style:parent-style-name="Heading_20_3">
      <style:text-properties officeooo:rsid="003017c8" officeooo:paragraph-rsid="00b97552"/>
    </style:style>
    <style:style style:name="P220" style:family="paragraph" style:parent-style-name="Heading_20_3">
      <style:text-properties officeooo:rsid="003017c8" officeooo:paragraph-rsid="00bdd390"/>
    </style:style>
    <style:style style:name="P221" style:family="paragraph" style:parent-style-name="Heading_20_3">
      <style:text-properties officeooo:rsid="008d7a51" officeooo:paragraph-rsid="009152a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acd0"/>
    </style:style>
    <style:style style:name="T3" style:family="text">
      <style:text-properties officeooo:rsid="00037414"/>
    </style:style>
    <style:style style:name="T4" style:family="text">
      <style:text-properties officeooo:rsid="00081bfa"/>
    </style:style>
    <style:style style:name="T5" style:family="text">
      <style:text-properties officeooo:rsid="001441fc"/>
    </style:style>
    <style:style style:name="T6" style:family="text">
      <style:text-properties officeooo:rsid="001483f4"/>
    </style:style>
    <style:style style:name="T7" style:family="text">
      <style:text-properties officeooo:rsid="001653e0"/>
    </style:style>
    <style:style style:name="T8" style:family="text">
      <style:text-properties fo:color="#72bf44"/>
    </style:style>
    <style:style style:name="T9" style:family="text">
      <style:text-properties fo:color="#ed1c24"/>
    </style:style>
    <style:style style:name="T10" style:family="text">
      <style:text-properties fo:color="#ed1c24" officeooo:rsid="001653e0"/>
    </style:style>
    <style:style style:name="T11" style:family="text">
      <style:text-properties officeooo:rsid="001bf476"/>
    </style:style>
    <style:style style:name="T12" style:family="text">
      <style:text-properties officeooo:rsid="001ed76c"/>
    </style:style>
    <style:style style:name="T13" style:family="text">
      <style:text-properties fo:color="#ce181e"/>
    </style:style>
    <style:style style:name="T14" style:family="text">
      <style:text-properties fo:color="#ce181e" officeooo:rsid="0092a2c0" fo:background-color="transparent" loext:char-shading-value="0"/>
    </style:style>
    <style:style style:name="T15" style:family="text">
      <style:text-properties fo:color="#ce181e" officeooo:rsid="0096916d"/>
    </style:style>
    <style:style style:name="T16" style:family="text">
      <style:text-properties fo:color="#21409a"/>
    </style:style>
    <style:style style:name="T17" style:family="text">
      <style:text-properties fo:color="#00a65d"/>
    </style:style>
    <style:style style:name="T18" style:family="text">
      <style:text-properties officeooo:rsid="0026caf7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ec1f0" fo:background-color="transparent" loext:char-shading-value="0"/>
    </style:style>
    <style:style style:name="T21" style:family="text">
      <style:text-properties style:use-window-font-color="true" officeooo:rsid="003e9dd7"/>
    </style:style>
    <style:style style:name="T22" style:family="text">
      <style:text-properties style:use-window-font-color="true" officeooo:rsid="003ff066"/>
    </style:style>
    <style:style style:name="T23" style:family="text">
      <style:text-properties style:use-window-font-color="true" officeooo:rsid="00408e73"/>
    </style:style>
    <style:style style:name="T24" style:family="text">
      <style:text-properties style:use-window-font-color="true" officeooo:rsid="0092a2c0"/>
    </style:style>
    <style:style style:name="T25" style:family="text">
      <style:text-properties style:use-window-font-color="true" officeooo:rsid="009945b5"/>
    </style:style>
    <style:style style:name="T2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af960" style:font-weight-asian="bold" style:font-weight-complex="bold"/>
    </style:style>
    <style:style style:name="T29" style:family="text">
      <style:text-properties fo:font-weight="bold" officeooo:rsid="003ae945" style:font-weight-asian="bold" style:font-weight-complex="bold"/>
    </style:style>
    <style:style style:name="T30" style:family="text">
      <style:text-properties fo:font-weight="bold" officeooo:rsid="00431ec7" style:font-weight-asian="bold" style:font-weight-complex="bold"/>
    </style:style>
    <style:style style:name="T31" style:family="text">
      <style:text-properties fo:font-weight="bold" officeooo:rsid="006b7b9c" style:font-weight-asian="bold" style:font-weight-complex="bold"/>
    </style:style>
    <style:style style:name="T32" style:family="text">
      <style:text-properties fo:font-weight="bold" officeooo:rsid="008966c5" style:font-weight-asian="bold" style:font-weight-complex="bold"/>
    </style:style>
    <style:style style:name="T33" style:family="text">
      <style:text-properties fo:font-weight="bold" officeooo:rsid="009b8489" style:font-weight-asian="bold" style:font-weight-complex="bold"/>
    </style:style>
    <style:style style:name="T34" style:family="text">
      <style:text-properties fo:font-weight="bold" officeooo:rsid="009a9e2a" style:font-weight-asian="bold" style:font-weight-complex="bold"/>
    </style:style>
    <style:style style:name="T35" style:family="text">
      <style:text-properties fo:font-weight="bold" officeooo:rsid="00a2fb7f" style:font-weight-asian="bold" style:font-weight-complex="bold"/>
    </style:style>
    <style:style style:name="T36" style:family="text">
      <style:text-properties fo:font-weight="bold" officeooo:rsid="00a5b9e3" style:font-weight-asian="bold" style:font-weight-complex="bold"/>
    </style:style>
    <style:style style:name="T37" style:family="text">
      <style:text-properties fo:font-weight="bold" officeooo:rsid="00abb4ae" style:font-weight-asian="bold" style:font-weight-complex="bold"/>
    </style:style>
    <style:style style:name="T38" style:family="text">
      <style:text-properties fo:font-weight="bold" officeooo:rsid="00adfbca" style:font-weight-asian="bold" style:font-weight-complex="bold"/>
    </style:style>
    <style:style style:name="T39" style:family="text">
      <style:text-properties officeooo:rsid="002af960"/>
    </style:style>
    <style:style style:name="T40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cm" loext:border="none"/>
    </style:style>
    <style:style style:name="T41" style:family="text">
      <style:text-properties fo:font-variant="normal" fo:text-transform="none" fo:color="#333333" style:font-name="Roboto" fo:font-size="10.5pt" fo:letter-spacing="normal" fo:font-style="normal" fo:font-weight="bold"/>
    </style:style>
    <style:style style:name="T42" style:family="text">
      <style:text-properties fo:font-variant="normal" fo:text-transform="none" fo:color="#333333" style:font-name="Roboto" fo:font-size="10.5pt" fo:letter-spacing="normal" fo:font-style="normal" fo:font-weight="normal"/>
    </style:style>
    <style:style style:name="T43" style:family="text">
      <style:text-properties fo:font-variant="normal" fo:text-transform="none" fo:color="#3f5fbf" style:font-name="Consolas" fo:font-size="9pt" fo:letter-spacing="normal" fo:font-style="normal" fo:font-weight="normal" fo:background-color="#ffffff" loext:char-shading-value="0" loext:padding="0cm" loext:border="none"/>
    </style:style>
    <style:style style:name="T44" style:family="text">
      <style:text-properties fo:font-variant="normal" fo:text-transform="none" fo:color="#3f5fbf" style:font-name="Consolas" fo:font-size="9pt" fo:letter-spacing="normal" fo:font-style="normal" fo:font-weight="normal" officeooo:rsid="002fc478" fo:background-color="#ffffff" loext:char-shading-value="0" loext:padding="0cm" loext:border="none"/>
    </style:style>
    <style:style style:name="T45" style:family="text">
      <style:text-properties fo:font-variant="normal" fo:text-transform="none" fo:color="#3f5fbf" style:font-name="Consolas" fo:font-size="9pt" fo:letter-spacing="normal" fo:font-style="normal" fo:font-weight="normal" officeooo:rsid="002ec1f0" fo:background-color="#ffffff" loext:char-shading-value="0" loext:padding="0cm" loext:border="none"/>
    </style:style>
    <style:style style:name="T46" style:family="text">
      <style:text-properties fo:font-variant="normal" fo:text-transform="none" fo:color="#3f5fbf" style:font-name="Consolas" fo:font-size="9pt" fo:letter-spacing="normal" fo:font-style="normal" fo:font-weight="normal" officeooo:rsid="00321621" fo:background-color="#ffffff" loext:char-shading-value="0" loext:padding="0cm" loext:border="none"/>
    </style:style>
    <style:style style:name="T47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cm" loext:border="none"/>
    </style:style>
    <style:style style:name="T48" style:family="text">
      <style:text-properties fo:font-variant="normal" fo:text-transform="none" fo:color="#00000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cm" loext:border="none"/>
    </style:style>
    <style:style style:name="T52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cm" loext:border="none"/>
    </style:style>
    <style:style style:name="T53" style:family="text">
      <style:text-properties fo:font-variant="normal" fo:text-transform="none" fo:color="#dd1144" fo:letter-spacing="normal" fo:background-color="#ffffff" loext:char-shading-value="0" loext:padding="0cm" loext:border="none"/>
    </style:style>
    <style:style style:name="T54" style:family="text">
      <style:text-properties fo:font-variant="normal" fo:text-transform="none" fo:color="#dd1144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5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cm" loext:border="none"/>
    </style:style>
    <style:style style:name="T56" style:family="text">
      <style:text-properties fo:font-variant="normal" fo:text-transform="none" fo:color="#80808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7" style:family="text">
      <style:text-properties fo:font-variant="normal" fo:text-transform="none" fo:color="#222635" style:font-name="Liberation Serif" fo:font-size="12pt" fo:letter-spacing="normal" fo:font-style="normal" fo:font-weight="bold" style:font-size-asian="12pt" style:font-size-complex="12pt"/>
    </style:style>
    <style:style style:name="T58" style:family="text">
      <style:text-properties fo:font-variant="normal" fo:text-transform="none" fo:color="#222635" style:font-name="Liberation Serif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30303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30303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61" style:family="text">
      <style:text-properties fo:font-variant="normal" fo:text-transform="none" fo:color="#303030" style:font-name="Liberation Serif" fo:font-size="12pt" fo:letter-spacing="normal" fo:background-color="#ffffff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006699" style:font-name="Liberation Serif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63" style:family="text">
      <style:text-properties fo:font-variant="normal" fo:text-transform="none" fo:color="#006699" style:font-name="Liberation Serif" fo:font-size="12pt" fo:letter-spacing="normal" fo:font-style="normal" fo:font-weight="bold" officeooo:rsid="0065d677" fo:background-color="#ffffff" loext:char-shading-value="0" style:font-size-asian="12pt" style:font-size-complex="12pt" loext:padding="0cm" loext:border="none"/>
    </style:style>
    <style:style style:name="T64" style:family="text">
      <style:text-properties fo:font-variant="normal" fo:text-transform="none" fo:color="#0082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5" style:family="text">
      <style:text-properties fo:font-variant="normal" fo:text-transform="none" fo:color="#0099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6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7" style:family="text">
      <style:text-properties officeooo:rsid="00345fe3"/>
    </style:style>
    <style:style style:name="T68" style:family="text">
      <style:text-properties officeooo:rsid="00360eb0"/>
    </style:style>
    <style:style style:name="T69" style:family="text">
      <style:text-properties officeooo:rsid="0039423f"/>
    </style:style>
    <style:style style:name="T70" style:family="text">
      <style:text-properties officeooo:rsid="003ae945"/>
    </style:style>
    <style:style style:name="T71" style:family="text">
      <style:text-properties officeooo:rsid="0047ce8a"/>
    </style:style>
    <style:style style:name="T72" style:family="text">
      <style:text-properties officeooo:rsid="004b35da"/>
    </style:style>
    <style:style style:name="T73" style:family="text">
      <style:text-properties officeooo:rsid="004d9d24"/>
    </style:style>
    <style:style style:name="T74" style:family="text">
      <style:text-properties officeooo:rsid="004f45c4"/>
    </style:style>
    <style:style style:name="T75" style:family="text">
      <style:text-properties officeooo:rsid="0050f183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02acd0"/>
    </style:style>
    <style:style style:name="T78" style:family="text">
      <style:text-properties officeooo:rsid="0061f40c"/>
    </style:style>
    <style:style style:name="T79" style:family="text">
      <style:text-properties officeooo:rsid="00640444"/>
    </style:style>
    <style:style style:name="T80" style:family="text">
      <style:text-properties fo:color="#000000" style:font-name="monospace1" fo:font-size="9.75pt" loext:padding="0cm" loext:border="none"/>
    </style:style>
    <style:style style:name="T81" style:family="text">
      <style:text-properties fo:color="#000000" style:font-name="Liberation Serif" fo:font-size="12pt" style:font-size-asian="12pt" style:font-size-complex="12pt" loext:padding="0cm" loext:border="none"/>
    </style:style>
    <style:style style:name="T82" style:family="text">
      <style:text-properties fo:color="#000000" style:font-name="Monospace" fo:font-size="10pt" style:font-size-asian="10pt"/>
    </style:style>
    <style:style style:name="T83" style:family="text">
      <style:text-properties fo:color="#000000" style:font-name="Monospace" fo:font-size="10pt" officeooo:rsid="00b5d848" style:font-size-asian="10pt"/>
    </style:style>
    <style:style style:name="T84" style:family="text">
      <style:text-properties fo:color="#000000" style:font-name="Monospace" fo:font-size="10pt" officeooo:rsid="00b619a9" style:font-size-asian="10pt"/>
    </style:style>
    <style:style style:name="T85" style:family="text">
      <style:text-properties fo:color="#000000" style:font-name="Monospace" fo:font-size="10pt" fo:font-style="italic" style:font-size-asian="10pt" style:font-style-asian="italic"/>
    </style:style>
    <style:style style:name="T8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7" style:family="text">
      <style:text-properties fo:color="#000000" style:font-name="Monospace" fo:font-size="10pt" fo:background-color="transparent" loext:char-shading-value="0" style:font-size-asian="10pt"/>
    </style:style>
    <style:style style:name="T88" style:family="text">
      <style:text-properties officeooo:rsid="006b7b9c"/>
    </style:style>
    <style:style style:name="T89" style:family="text">
      <style:text-properties officeooo:rsid="006ff29c"/>
    </style:style>
    <style:style style:name="T90" style:family="text">
      <style:text-properties officeooo:rsid="007234a0"/>
    </style:style>
    <style:style style:name="T91" style:family="text">
      <style:text-properties officeooo:rsid="0074afac"/>
    </style:style>
    <style:style style:name="T92" style:family="text">
      <style:text-properties officeooo:rsid="00760b8a"/>
    </style:style>
    <style:style style:name="T93" style:family="text">
      <style:text-properties officeooo:rsid="00777e57"/>
    </style:style>
    <style:style style:name="T94" style:family="text">
      <style:text-properties officeooo:rsid="007a95d3"/>
    </style:style>
    <style:style style:name="T95" style:family="text">
      <style:text-properties officeooo:rsid="007c3095"/>
    </style:style>
    <style:style style:name="T96" style:family="text">
      <style:text-properties officeooo:rsid="007d3532"/>
    </style:style>
    <style:style style:name="T97" style:family="text">
      <style:text-properties officeooo:rsid="00855e16"/>
    </style:style>
    <style:style style:name="T98" style:family="text">
      <style:text-properties officeooo:rsid="0086ed9e"/>
    </style:style>
    <style:style style:name="T99" style:family="text">
      <style:text-properties officeooo:rsid="00879f18"/>
    </style:style>
    <style:style style:name="T100" style:family="text">
      <style:text-properties officeooo:rsid="00887274" fo:background-color="#fff200" loext:char-shading-value="0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8abf2f" style:font-weight-asian="normal" style:font-weight-complex="normal"/>
    </style:style>
    <style:style style:name="T103" style:family="text">
      <style:text-properties fo:font-weight="normal" officeooo:rsid="008c27a7" style:font-weight-asian="normal" style:font-weight-complex="normal"/>
    </style:style>
    <style:style style:name="T104" style:family="text">
      <style:text-properties fo:font-weight="normal" fo:background-color="#fff200" loext:char-shading-value="0" style:font-weight-asian="normal" style:font-weight-complex="normal"/>
    </style:style>
    <style:style style:name="T105" style:family="text">
      <style:text-properties officeooo:rsid="008ec4ee"/>
    </style:style>
    <style:style style:name="T106" style:family="text">
      <style:text-properties officeooo:rsid="008faf12"/>
    </style:style>
    <style:style style:name="T107" style:family="text">
      <style:text-properties officeooo:rsid="008ec4ee" fo:background-color="transparent" loext:char-shading-value="0"/>
    </style:style>
    <style:style style:name="T108" style:family="text">
      <style:text-properties officeooo:rsid="00989225"/>
    </style:style>
    <style:style style:name="T109" style:family="text">
      <style:text-properties officeooo:rsid="009b8489"/>
    </style:style>
    <style:style style:name="T110" style:family="text">
      <style:text-properties officeooo:rsid="009fd9fa"/>
    </style:style>
    <style:style style:name="T111" style:family="text">
      <style:text-properties officeooo:rsid="00a15330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officeooo:rsid="00a180de" style:font-style-asian="italic" style:font-style-complex="italic"/>
    </style:style>
    <style:style style:name="T114" style:family="text">
      <style:text-properties fo:font-style="italic" officeooo:rsid="00ad8400" style:font-style-asian="italic" style:font-style-complex="italic"/>
    </style:style>
    <style:style style:name="T115" style:family="text">
      <style:text-properties fo:font-style="italic" officeooo:rsid="00adb6bc" style:font-style-asian="italic" style:font-style-complex="italic"/>
    </style:style>
    <style:style style:name="T116" style:family="text">
      <style:text-properties fo:font-style="italic" officeooo:rsid="00ae625f" style:font-style-asian="italic" style:font-style-complex="italic"/>
    </style:style>
    <style:style style:name="T1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0a180de" style:font-style-asian="normal" style:font-style-complex="normal"/>
    </style:style>
    <style:style style:name="T120" style:family="text">
      <style:text-properties fo:font-style="normal" officeooo:rsid="009fd9fa" style:font-style-asian="normal" style:font-style-complex="normal"/>
    </style:style>
    <style:style style:name="T121" style:family="text">
      <style:text-properties fo:font-style="normal" officeooo:rsid="00a48e10" style:font-style-asian="normal" style:font-style-complex="normal"/>
    </style:style>
    <style:style style:name="T122" style:family="text">
      <style:text-properties fo:font-style="normal" officeooo:rsid="00ab97ee" style:font-style-asian="normal" style:font-style-complex="normal"/>
    </style:style>
    <style:style style:name="T123" style:family="text">
      <style:text-properties fo:font-style="normal" officeooo:rsid="00ad8400" style:font-style-asian="normal" style:font-style-complex="normal"/>
    </style:style>
    <style:style style:name="T124" style:family="text">
      <style:text-properties fo:font-style="normal" officeooo:rsid="00adfbca" style:font-style-asian="normal" style:font-style-complex="normal"/>
    </style:style>
    <style:style style:name="T125" style:family="text">
      <style:text-properties fo:font-style="normal" officeooo:rsid="00aed364" style:font-style-asian="normal" style:font-style-complex="normal"/>
    </style:style>
    <style:style style:name="T126" style:family="text">
      <style:text-properties officeooo:rsid="00a2fb7f"/>
    </style:style>
    <style:style style:name="T127" style:family="text">
      <style:text-properties officeooo:rsid="00aad3e9"/>
    </style:style>
    <style:style style:name="T128" style:family="text">
      <style:text-properties officeooo:rsid="00adb6bc"/>
    </style:style>
    <style:style style:name="T129" style:family="text">
      <style:text-properties officeooo:rsid="00adfbca"/>
    </style:style>
    <style:style style:name="T130" style:family="text">
      <style:text-properties officeooo:rsid="00af9b18"/>
    </style:style>
    <style:style style:name="T131" style:family="text">
      <style:text-properties fo:color="#6a3e3e" style:font-name="Monospace" fo:font-size="10pt" style:font-size-asian="10pt"/>
    </style:style>
    <style:style style:name="T132" style:family="text">
      <style:text-properties fo:color="#6a3e3e" style:font-name="Monospace" fo:font-size="10pt" officeooo:rsid="00b5d848" style:font-size-asian="10pt"/>
    </style:style>
    <style:style style:name="T133" style:family="text">
      <style:text-properties fo:color="#6a3e3e" style:font-name="Monospace" fo:font-size="10pt" fo:background-color="transparent" loext:char-shading-value="0" style:font-size-asian="10pt"/>
    </style:style>
    <style:style style:name="T134" style:family="text">
      <style:text-properties fo:color="#6a3e3e" style:font-name="Monospace" fo:font-size="10pt" fo:font-weight="bold" officeooo:rsid="00b5d848" style:font-size-asian="10pt" style:font-weight-asian="bold" style:font-weight-complex="bold"/>
    </style:style>
    <style:style style:name="T135" style:family="text">
      <style:text-properties officeooo:rsid="00b5ca3a"/>
    </style:style>
    <style:style style:name="T136" style:family="text">
      <style:text-properties fo:color="#7f0055" style:font-name="Monospace" fo:font-size="10pt" fo:font-weight="bold" style:font-size-asian="10pt" style:font-weight-asian="bold"/>
    </style:style>
    <style:style style:name="T137" style:family="text">
      <style:text-properties fo:color="#7f0055" style:font-name="Monospace" fo:font-size="10pt" fo:font-weight="bold" fo:background-color="transparent" loext:char-shading-value="0" style:font-size-asian="10pt" style:font-weight-asian="bold"/>
    </style:style>
    <style:style style:name="T138" style:family="text">
      <style:text-properties fo:color="#7f0055" style:font-name="Monospace" fo:font-size="10pt" fo:font-style="normal" fo:font-weight="bold" style:font-size-asian="10pt" style:font-style-asian="normal" style:font-weight-asian="bold" style:font-style-complex="normal"/>
    </style:style>
    <style:style style:name="T139" style:family="text">
      <style:text-properties officeooo:rsid="00b97552"/>
    </style:style>
    <style:style style:name="T140" style:family="text">
      <style:text-properties fo:color="#e28964"/>
    </style:style>
    <style:style style:name="T141" style:family="text">
      <style:text-properties fo:color="#ffffff"/>
    </style:style>
    <style:style style:name="T142" style:family="text">
      <style:text-properties fo:color="#89bdff"/>
    </style:style>
    <style:style style:name="T143" style:family="text">
      <style:text-properties officeooo:rsid="00b97f59"/>
    </style:style>
    <style:style style:name="T144" style:family="text">
      <style:text-properties officeooo:rsid="00bb4a0d"/>
    </style:style>
    <style:style style:name="T145" style:family="text">
      <style:text-properties officeooo:rsid="00bc57a4"/>
    </style:style>
    <style:style style:name="T146" style:family="text">
      <style:text-properties officeooo:rsid="00bdd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6">TOPIC 1: STRUTS, SPRING &amp; HIBERNATE INTEGRATION<text:a xlink:type="simple" xlink:href="#__RefHeading___Toc512_1749092315" text:style-name="Index_20_Link" text:visited-style-name="Index_20_Link"><text:tab/>2</text:a></text:p>
          <text:p text:style-name="P215"><text:a xlink:type="simple" xlink:href="#__RefHeading___Toc514_1749092315" text:style-name="Index_20_Link" text:visited-style-name="Index_20_Link">1. Web.xml:<text:tab/>2</text:a></text:p>
          <text:p text:style-name="P215"><text:a xlink:type="simple" xlink:href="#__RefHeading___Toc516_1749092315" text:style-name="Index_20_Link" text:visited-style-name="Index_20_Link">2. struts-config.xml:<text:tab/>2</text:a></text:p>
          <text:p text:style-name="P215"><text:a xlink:type="simple" xlink:href="#__RefHeading___Toc518_1749092315" text:style-name="Index_20_Link" text:visited-style-name="Index_20_Link">3. ApplicationContext.xml:<text:tab/>3</text:a></text:p>
          <text:p text:style-name="P215"><text:a xlink:type="simple" xlink:href="#__RefHeading___Toc520_1749092315" text:style-name="Index_20_Link" text:visited-style-name="Index_20_Link">4. student.jsp<text:tab/>4</text:a></text:p>
          <text:p text:style-name="P215"><text:a xlink:type="simple" xlink:href="#__RefHeading___Toc893_807012434" text:style-name="Index_20_Link" text:visited-style-name="Index_20_Link">5. Servlet Class:<text:tab/>4</text:a></text:p>
          <text:p text:style-name="P215"><text:a xlink:type="simple" xlink:href="#__RefHeading___Toc900_807012434" text:style-name="Index_20_Link" text:visited-style-name="Index_20_Link">6. DAO Class:<text:tab/>5</text:a></text:p>
          <text:p text:style-name="P215"><text:a xlink:type="simple" xlink:href="#__RefHeading___Toc902_807012434" text:style-name="Index_20_Link" text:visited-style-name="Index_20_Link">7. DOMAIN Class:<text:tab/>6</text:a></text:p>
          <text:p text:style-name="P216">TOPIC 2: Log4J<text:a xlink:type="simple" xlink:href="#__RefHeading___Toc907_807012434" text:style-name="Index_20_Link" text:visited-style-name="Index_20_Link"><text:tab/>7</text:a></text:p>
          <text:p text:style-name="P216">TOPIC 3: JASPER REPORT<text:a xlink:type="simple" xlink:href="#__RefHeading___Toc909_807012434" text:style-name="Index_20_Link" text:visited-style-name="Index_20_Link"><text:tab/>8</text:a></text:p>
          <text:p text:style-name="P216">TOPIC 4: SPRING BOOT &amp; MYBATIS INTEGRATION WITH HSQL DATABASE<text:a xlink:type="simple" xlink:href="#__RefHeading___Toc1364_1703179527" text:style-name="Index_20_Link" text:visited-style-name="Index_20_Link"><text:tab/>8</text:a></text:p>
          <text:p text:style-name="P215"><text:a xlink:type="simple" xlink:href="#__RefHeading___Toc1366_1703179527" text:style-name="Index_20_Link" text:visited-style-name="Index_20_Link">1. Create a SpringBoot Maven project and add following MyBatis Starter Dependency:<text:tab/>8</text:a></text:p>
          <text:p text:style-name="P215"><text:a xlink:type="simple" xlink:href="#__RefHeading___Toc1368_1703179527" text:style-name="Index_20_Link" text:visited-style-name="Index_20_Link">2. Create Domain class:<text:tab/>9</text:a></text:p>
          <text:p text:style-name="P215"><text:a xlink:type="simple" xlink:href="#__RefHeading___Toc1370_1703179527" text:style-name="Index_20_Link" text:visited-style-name="Index_20_Link">3. Create schema.sql:<text:tab/>9</text:a></text:p>
          <text:p text:style-name="P215"><text:a xlink:type="simple" xlink:href="#__RefHeading___Toc1372_1703179527" text:style-name="Index_20_Link" text:visited-style-name="Index_20_Link">4. Create data.sql:<text:tab/>9</text:a></text:p>
          <text:p text:style-name="P215"><text:a xlink:type="simple" xlink:href="#__RefHeading___Toc1374_1703179527" text:style-name="Index_20_Link" text:visited-style-name="Index_20_Link">5. Create MyBatis SQL mapper interface (UserMapper.java):<text:tab/>9</text:a></text:p>
          <text:p text:style-name="P215"><text:a xlink:type="simple" xlink:href="#__RefHeading___Toc1376_1703179527" text:style-name="Index_20_Link" text:visited-style-name="Index_20_Link">6. Create UserMapper.xml: (Using XML configuration)<text:tab/>9</text:a></text:p>
          <text:p text:style-name="P215"><text:a xlink:type="simple" xlink:href="#__RefHeading___Toc1378_1703179527" text:style-name="Index_20_Link" text:visited-style-name="Index_20_Link">7. Create UserMapper.java: (Using annotation configuration)<text:tab/>10</text:a></text:p>
          <text:p text:style-name="P215"><text:a xlink:type="simple" xlink:href="#__RefHeading___Toc1380_1703179527" text:style-name="Index_20_Link" text:visited-style-name="Index_20_Link">8. Application.properties:<text:tab/>10</text:a></text:p>
          <text:p text:style-name="P215"><text:a xlink:type="simple" xlink:href="#__RefHeading___Toc1382_1703179527" text:style-name="Index_20_Link" text:visited-style-name="Index_20_Link">9. Application.java:<text:tab/>11</text:a></text:p>
          <text:p text:style-name="P215"><text:a xlink:type="simple" xlink:href="#__RefHeading___Toc1384_1703179527" text:style-name="Index_20_Link" text:visited-style-name="Index_20_Link">10. JUnit Test Class:<text:tab/>11</text:a></text:p>
          <text:p text:style-name="P216">TOPIC 5: JAVA 8 SHORT NOTES<text:a xlink:type="simple" xlink:href="#__RefHeading___Toc522_1749092315" text:style-name="Index_20_Link" text:visited-style-name="Index_20_Link"><text:tab/>12</text:a></text:p>
          <text:p text:style-name="P215"><text:a xlink:type="simple" xlink:href="#__RefHeading___Toc561_1406922076" text:style-name="Index_20_Link" text:visited-style-name="Index_20_Link">1. Default Method in Interface:<text:tab/>12</text:a></text:p>
          <text:p text:style-name="P215"><text:a xlink:type="simple" xlink:href="#__RefHeading___Toc563_1406922076" text:style-name="Index_20_Link" text:visited-style-name="Index_20_Link">2. Static method in Interface:<text:tab/>12</text:a></text:p>
          <text:p text:style-name="P215"><text:a xlink:type="simple" xlink:href="#__RefHeading___Toc565_1406922076" text:style-name="Index_20_Link" text:visited-style-name="Index_20_Link">3. Repeating Annotations:<text:tab/>13</text:a></text:p>
          <text:p text:style-name="P215"><text:a xlink:type="simple" xlink:href="#__RefHeading___Toc567_1406922076" text:style-name="Index_20_Link" text:visited-style-name="Index_20_Link">4. Lambda Expressions:<text:tab/>13</text:a></text:p>
          <text:p text:style-name="P217"><text:a xlink:type="simple" xlink:href="#__RefHeading___Toc895_807012434" text:style-name="Index_20_Link" text:visited-style-name="Index_20_Link">4.1 Syntax:<text:tab/>13</text:a></text:p>
          <text:p text:style-name="P217"><text:a xlink:type="simple" xlink:href="#__RefHeading___Toc897_807012434" text:style-name="Index_20_Link" text:visited-style-name="Index_20_Link">4.2 Functional Interface:<text:tab/>14</text:a></text:p>
          <text:p text:style-name="P217"><text:a xlink:type="simple" xlink:href="#__RefHeading___Toc3082_3997058076" text:style-name="Index_20_Link" text:visited-style-name="Index_20_Link">4.3 Method References:<text:tab/>15</text:a></text:p>
          <text:p text:style-name="P217"><text:a xlink:type="simple" xlink:href="#__RefHeading___Toc3084_3997058076" text:style-name="Index_20_Link" text:visited-style-name="Index_20_Link">4.4 Traversing Collections using Lambda:<text:tab/>15</text:a></text:p>
          <text:p text:style-name="P215"><text:a xlink:type="simple" xlink:href="#__RefHeading___Toc3086_3997058076" text:style-name="Index_20_Link" text:visited-style-name="Index_20_Link">5. Streams:<text:tab/>16</text:a></text:p>
          <text:p text:style-name="P216">TOPIC 6: Angular JS 6 NOTES<text:a xlink:type="simple" xlink:href="#__RefHeading___Toc2019_526912512" text:style-name="Index_20_Link" text:visited-style-name="Index_20_Link"><text:tab/>17</text:a></text:p>
          <text:p text:style-name="P215"><text:a xlink:type="simple" xlink:href="#__RefHeading___Toc2021_526912512" text:style-name="Index_20_Link" text:visited-style-name="Index_20_Link">1. What and Why?:<text:tab/>17</text:a></text:p>
          <text:p text:style-name="P215"><text:a xlink:type="simple" xlink:href="#__RefHeading___Toc2023_526912512" text:style-name="Index_20_Link" text:visited-style-name="Index_20_Link">2. Angular’s History:<text:tab/>17</text:a></text:p>
          <text:p text:style-name="P215"><text:a xlink:type="simple" xlink:href="#__RefHeading___Toc3976_526912512" text:style-name="Index_20_Link" text:visited-style-name="Index_20_Link">3. Angular’s Architecture:<text:tab/>17</text:a></text:p>
          <text:p text:style-name="P215"><text:a xlink:type="simple" xlink:href="#__RefHeading___Toc2057_1832673698" text:style-name="Index_20_Link" text:visited-style-name="Index_20_Link">4. Important files in Angular app:<text:tab/>18</text:a></text:p>
          <text:p text:style-name="P215"><text:a xlink:type="simple" xlink:href="#__RefHeading___Toc2059_1832673698" text:style-name="Index_20_Link" text:visited-style-name="Index_20_Link">5. Componants:<text:tab/>18</text:a></text:p>
          <text:p text:style-name="P215"><text:a xlink:type="simple" xlink:href="#__RefHeading___Toc2214_2489595719" text:style-name="Index_20_Link" text:visited-style-name="Index_20_Link">6. Interpolation:<text:tab/>19</text:a></text:p>
          <text:p text:style-name="P217"><text:a xlink:type="simple" xlink:href="#__RefHeading___Toc2216_2489595719" text:style-name="Index_20_Link" text:visited-style-name="Index_20_Link">6.1 Things can be done in Interpolation:<text:tab/>19</text:a></text:p>
          <text:p text:style-name="P217"><text:a xlink:type="simple" xlink:href="#__RefHeading___Toc2218_2489595719" text:style-name="Index_20_Link" text:visited-style-name="Index_20_Link">6.2 Things can not be done in Interpolation:<text:tab/>19</text:a></text:p>
          <text:p text:style-name="P215"><text:a xlink:type="simple" xlink:href="#__RefHeading___Toc2543_1274661807" text:style-name="Index_20_Link" text:visited-style-name="Index_20_Link">7. Property Binding:<text:tab/>20</text:a></text:p>
          <text:p text:style-name="P217"><text:a xlink:type="simple" xlink:href="#__RefHeading___Toc2545_1274661807" text:style-name="Index_20_Link" text:visited-style-name="Index_20_Link">7.1 Attributes vs Properties:<text:tab/>20</text:a></text:p>
          <text:p text:style-name="P215"><text:a xlink:type="simple" xlink:href="#__RefHeading___Toc2547_1274661807" text:style-name="Index_20_Link" text:visited-style-name="Index_20_Link">8. Class Binding:<text:tab/>20</text:a></text:p>
          <text:p text:style-name="P215"><text:a xlink:type="simple" xlink:href="#__RefHeading___Toc2549_1274661807" text:style-name="Index_20_Link" text:visited-style-name="Index_20_Link"><text:span text:style-name="T118">9</text:span></text:a><text:a xlink:type="simple" xlink:href="#__RefHeading___Toc2549_1274661807" text:style-name="Index_20_Link" text:visited-style-name="Index_20_Link"><text:span text:style-name="T118">. </text:span></text:a><text:a xlink:type="simple" xlink:href="#__RefHeading___Toc2549_1274661807" text:style-name="Index_20_Link" text:visited-style-name="Index_20_Link"><text:span text:style-name="T118">Style</text:span></text:a><text:a xlink:type="simple" xlink:href="#__RefHeading___Toc2549_1274661807" text:style-name="Index_20_Link" text:visited-style-name="Index_20_Link"><text:span text:style-name="T118"> Binding</text:span></text:a><text:a xlink:type="simple" xlink:href="#__RefHeading___Toc2549_1274661807" text:style-name="Index_20_Link" text:visited-style-name="Index_20_Link"><text:span text:style-name="T118">:</text:span></text:a><text:a xlink:type="simple" xlink:href="#__RefHeading___Toc2549_1274661807" text:style-name="Index_20_Link" text:visited-style-name="Index_20_Link"><text:tab/>21</text:a></text:p>
          <text:p text:style-name="P215"><text:a xlink:type="simple" xlink:href="#__RefHeading___Toc2582_747897609" text:style-name="Index_20_Link" text:visited-style-name="Index_20_Link"><text:span text:style-name="T118">10</text:span></text:a><text:a xlink:type="simple" xlink:href="#__RefHeading___Toc2582_747897609" text:style-name="Index_20_Link" text:visited-style-name="Index_20_Link"><text:span text:style-name="T118">. </text:span></text:a><text:a xlink:type="simple" xlink:href="#__RefHeading___Toc2582_747897609" text:style-name="Index_20_Link" text:visited-style-name="Index_20_Link"><text:span text:style-name="T118">Event</text:span></text:a><text:a xlink:type="simple" xlink:href="#__RefHeading___Toc2582_747897609" text:style-name="Index_20_Link" text:visited-style-name="Index_20_Link"><text:span text:style-name="T118"> Binding</text:span></text:a><text:a xlink:type="simple" xlink:href="#__RefHeading___Toc2582_747897609" text:style-name="Index_20_Link" text:visited-style-name="Index_20_Link"><text:span text:style-name="T118">:</text:span></text:a><text:a xlink:type="simple" xlink:href="#__RefHeading___Toc2582_747897609" text:style-name="Index_20_Link" text:visited-style-name="Index_20_Link"><text:tab/>21</text:a></text:p>
          <text:p text:style-name="P215"><text:a xlink:type="simple" xlink:href="#__RefHeading___Toc2584_747897609" text:style-name="Index_20_Link" text:visited-style-name="Index_20_Link"><text:span text:style-name="T118">1</text:span></text:a><text:a xlink:type="simple" xlink:href="#__RefHeading___Toc2584_747897609" text:style-name="Index_20_Link" text:visited-style-name="Index_20_Link"><text:span text:style-name="T118">1</text:span></text:a><text:a xlink:type="simple" xlink:href="#__RefHeading___Toc2584_747897609" text:style-name="Index_20_Link" text:visited-style-name="Index_20_Link"><text:span text:style-name="T118">. </text:span></text:a><text:a xlink:type="simple" xlink:href="#__RefHeading___Toc2584_747897609" text:style-name="Index_20_Link" text:visited-style-name="Index_20_Link"><text:span text:style-name="T118">Reference variable</text:span></text:a><text:a xlink:type="simple" xlink:href="#__RefHeading___Toc2584_747897609" text:style-name="Index_20_Link" text:visited-style-name="Index_20_Link"><text:span text:style-name="T118">:</text:span></text:a><text:a xlink:type="simple" xlink:href="#__RefHeading___Toc2584_747897609" text:style-name="Index_20_Link" text:visited-style-name="Index_20_Link"><text:tab/>21</text:a></text:p>
          <text:p text:style-name="P215"><text:a xlink:type="simple" xlink:href="#__RefHeading___Toc2586_747897609" text:style-name="Index_20_Link" text:visited-style-name="Index_20_Link"><text:span text:style-name="T118">1</text:span></text:a><text:a xlink:type="simple" xlink:href="#__RefHeading___Toc2586_747897609" text:style-name="Index_20_Link" text:visited-style-name="Index_20_Link"><text:span text:style-name="T118">2</text:span></text:a><text:a xlink:type="simple" xlink:href="#__RefHeading___Toc2586_747897609" text:style-name="Index_20_Link" text:visited-style-name="Index_20_Link"><text:span text:style-name="T118">. </text:span></text:a><text:a xlink:type="simple" xlink:href="#__RefHeading___Toc2586_747897609" text:style-name="Index_20_Link" text:visited-style-name="Index_20_Link"><text:span text:style-name="T118">Two way Binding</text:span></text:a><text:a xlink:type="simple" xlink:href="#__RefHeading___Toc2586_747897609" text:style-name="Index_20_Link" text:visited-style-name="Index_20_Link"><text:span text:style-name="T118">:</text:span></text:a><text:a xlink:type="simple" xlink:href="#__RefHeading___Toc2586_747897609" text:style-name="Index_20_Link" text:visited-style-name="Index_20_Link"><text:tab/>22</text:a></text:p>
        </text:index-body>
      </text:table-of-content>
      <text:h text:style-name="P188" text:outline-level="1"><text:soft-page-break/></text:h>
      <text:h text:style-name="P188" text:outline-level="1"><text:bookmark-start text:name="__RefHeading___Toc512_1749092315"/>TOPIC 1: STRUTS, SPRING &amp; HIBERNATE <text:tab/><text:tab/><text:tab/>INTEGRATION<text:bookmark-end text:name="__RefHeading___Toc512_1749092315"/></text:h>
      <text:p text:style-name="P36">VERSIONS USED:</text:p>
      <text:list xml:id="list1239977014" text:style-name="L1">
        <text:list-item>
          <text:p text:style-name="P157">STRUTS (1.5)</text:p>
        </text:list-item>
        <text:list-item>
          <text:p text:style-name="P157">SPRING (3.0)</text:p>
        </text:list-item>
        <text:list-item>
          <text:p text:style-name="P157">HIBERNATE (3.0)</text:p>
        </text:list-item>
      </text:list>
      <text:p text:style-name="P2"/>
      <text:h text:style-name="Heading_20_2" text:outline-level="2"><text:bookmark-start text:name="__RefHeading___Toc514_1749092315"/>1. <text:span text:style-name="T76">Web.xml:</text:span><text:bookmark-end text:name="__RefHeading___Toc514_1749092315"/></text:h>
      <text:p text:style-name="P3">&lt;servlet&gt;</text:p>
      <text:p text:style-name="P3"><text:tab/>&lt;servlet-name&gt;action&lt;/servlet-name&gt;</text:p>
      <text:p text:style-name="P3"><text:tab/>&lt;servlet-class&gt;org.apache.struts.ActionServlet&lt;/servlet-class&gt;</text:p>
      <text:p text:style-name="P3"><text:tab/>&lt;init-param&gt;</text:p>
      <text:p text:style-name="P3"><text:tab/><text:tab/>&lt;param-name&gt;config&lt;/param-name&gt;</text:p>
      <text:p text:style-name="P3"><text:tab/><text:tab/>&lt;param-value&gt;/WEB-INF/struts-config.xml&lt;/param-value&gt;</text:p>
      <text:p text:style-name="P3"><text:tab/>&lt;/init-param&gt;</text:p>
      <text:p text:style-name="P3">&lt;/servlet&gt;</text:p>
      <text:p text:style-name="P3">&lt;servlet-mapping&gt;</text:p>
      <text:p text:style-name="P3"><text:tab/>&lt;servlet-name&gt;action&lt;/servlet-name&gt;</text:p>
      <text:p text:style-name="P3"><text:tab/>&lt;url-pattern&gt;*.do&lt;/url-pattern&gt;</text:p>
      <text:p text:style-name="P3">&lt;/servlet-mapping&gt;</text:p>
      <text:p text:style-name="P3">&lt;welcome-file-list&gt;</text:p>
      <text:p text:style-name="P3"><text:tab/>&lt;welcome-file&gt;index.jsp&lt;/welcome-file&gt;</text:p>
      <text:p text:style-name="P3">&lt;/welcome-file-list&gt;</text:p>
      <text:p text:style-name="P3"/>
      <text:h text:style-name="Heading_20_2" text:outline-level="2"><text:bookmark-start text:name="__RefHeading___Toc516_1749092315"/><text:span text:style-name="T2">2. </text:span><text:span text:style-name="T77">struts-config.xml:</text:span><text:bookmark-end text:name="__RefHeading___Toc516_1749092315"/></text:h>
      <text:p text:style-name="P4">&lt;form-beans&gt;</text:p>
      <text:p text:style-name="P4"><text:tab/>&lt;form-bean </text:p>
      <text:p text:style-name="P4"><text:tab/><text:tab/>name = “studentForm”</text:p>
      <text:p text:style-name="P4"><text:tab/><text:tab/>type=”org.apache.struts.validator.DynaValidatorForm” &gt;</text:p>
      <text:p text:style-name="P4"><text:tab/>&lt;form-property name= “studentId” type =”java.lang.Interger” initial=”java.lang.Interger” /&gt;</text:p>
      <text:p text:style-name="P4"><text:tab/>(<text:span text:style-name="Strong_20_Emphasis">Add many form properties for current form.</text:span>)<text:tab/></text:p>
      <text:p text:style-name="P4"><text:tab/>&lt;/form-bean&gt;</text:p>
      <text:p text:style-name="P4">&lt;/form-beans&gt;</text:p>
      <text:p text:style-name="P4">&lt;action-mappings&gt;</text:p>
      <text:p text:style-name="P4"><text:tab/>&lt;action path - “/studentAction” type=”org.springfw.web.struts.delegatingActionProxy”</text:p>
      <text:p text:style-name="P4"><text:tab/><text:tab/>parameter=”dispatch”</text:p>
      <text:p text:style-name="P4"><text:tab/><text:tab/>input=”/student.jsp”</text:p>
      <text:p text:style-name="P4"><text:tab/><text:tab/>scope=”request”</text:p>
      <text:p text:style-name="P4"><text:tab/><text:tab/>name=”studentForm”</text:p>
      <text:p text:style-name="P4"><text:tab/><text:tab/>validate=”false” /&gt;</text:p>
      <text:p text:style-name="P4">&lt;/action-mapping&gt;</text:p>
      <text:p text:style-name="P4">&lt;message-<text:span text:style-name="T3">resources parameter=”com.ApplicationResources” key=”lable”/&gt;</text:span></text:p>
      <text:p text:style-name="P5"/>
      <text:p text:style-name="P5"><text:soft-page-break/>&lt;plug-in className=”org.springfw.web.struts.ContextLoaderPlugIn” &gt;</text:p>
      <text:p text:style-name="P5"><text:tab/>&lt;set-property property=”contextConfigLocation”</text:p>
      <text:p text:style-name="P5"><text:tab/><text:tab/><text:tab/>value=”/WEB-INF/classes/applicationContext.xml /&gt;</text:p>
      <text:p text:style-name="P5">&lt;/plug-in&gt;</text:p>
      <text:p text:style-name="P5"/>
      <text:h text:style-name="Heading_20_2" text:outline-level="2"><text:bookmark-start text:name="__RefHeading___Toc518_1749092315"/>3. ApplicationContext.xml:<text:bookmark-end text:name="__RefHeading___Toc518_1749092315"/></text:h>
      <text:p text:style-name="P10">//View Beans</text:p>
      <text:p text:style-name="P18">&lt;bean name=”/studentAction” class=”com.action.StudentAction” &gt;</text:p>
      <text:p text:style-name="P18"><text:tab/>&lt;property name=”stutdentBD” ref=”studentBD”/&gt;</text:p>
      <text:p text:style-name="P18">&lt;/bean&gt;</text:p>
      <text:p text:style-name="P18"/>
      <text:p text:style-name="P9">//Business Delegation Beans</text:p>
      <text:p text:style-name="P18">&lt;bean id=”studentBD” class=”com.BDImpl.StudentBDImpl”&gt;</text:p>
      <text:p text:style-name="P18"><text:tab/>&lt;property name=”studentDAO” ref=”studentDAO” /&gt;</text:p>
      <text:p text:style-name="P18">&lt;/bean&gt;</text:p>
      <text:p text:style-name="P18"/>
      <text:p text:style-name="P9">//Data Access Object</text:p>
      <text:p text:style-name="P18">&lt;bean id=”studentDAO” class=”com.DAOImpl.StudentDAOImpl”&gt;</text:p>
      <text:p text:style-name="P18"><text:tab/>&lt;property name=”sessionFactory” ref=”sessionFactory” /&gt;</text:p>
      <text:p text:style-name="P18">&lt;/bean&gt;</text:p>
      <text:p text:style-name="P18"/>
      <text:p text:style-name="P8">// Database Connection</text:p>
      <text:p text:style-name="P6">&lt;bean id=”dataSource”</text:p>
      <text:p text:style-name="P6"><text:tab/>class=”org.springfw.jdbc.datasource.Dri<text:span text:style-name="T127">v</text:span>erManagerDataSource” &gt;</text:p>
      <text:p text:style-name="P6"><text:tab/>&lt;property name=”driverClassName” <text:s/>value=”com.mysql.jdbc.Driver” /&gt;</text:p>
      <text:p text:style-name="P6"><text:tab/>&lt;property name=”url” value=”jdbc:mysql://localhost:3306/{{dbName}} /&gt;</text:p>
      <text:p text:style-name="P6"><text:tab/>&lt;property name=”username” value=”root” /&gt;</text:p>
      <text:p text:style-name="P6"><text:tab/>&lt;property name=”password” value=”xxxx” /&gt;</text:p>
      <text:p text:style-name="P6">&lt;/bean&gt;</text:p>
      <text:p text:style-name="P6"/>
      <text:p text:style-name="P7">&lt;bean id=”sessionFactory” class=”org.springfw.orm.hibernate3.annotation.AnnotationSessionFactoryBean” &gt;</text:p>
      <text:p text:style-name="P7"><text:tab/>&lt;property name=”dataSource” ref=”dataSource” /&gt;</text:p>
      <text:p text:style-name="P7"><text:tab/>&lt;property name=”annotatedClasses”&gt;</text:p>
      <text:p text:style-name="P7"><text:tab/><text:tab/>&lt;list&gt;</text:p>
      <text:p text:style-name="P7"><text:tab/><text:tab/><text:tab/>&lt;value&gt;com.domain.Student&lt;/value&gt;</text:p>
      <text:p text:style-name="P7"><text:tab/><text:tab/><text:tab/>&lt;value&gt;com.domain.Course&lt;/value&gt;</text:p>
      <text:p text:style-name="P7"><text:tab/><text:tab/>&lt;/list&gt;</text:p>
      <text:p text:style-name="P7"><text:tab/>&lt;/property&gt;</text:p>
      <text:p text:style-name="P7"><text:tab/>&lt;property name=”hibernateProperties”&gt;</text:p>
      <text:p text:style-name="P7"><text:tab/><text:tab/>&lt;props&gt;</text:p>
      <text:p text:style-name="P7"><text:tab/><text:tab/><text:tab/>&lt;prop key=”hibernate.dialect”&gt;org.hibernate.dialect.MySQLDialect&lt;/prop&gt;</text:p>
      <text:p text:style-name="P7"><text:tab/><text:tab/><text:tab/>&lt;prop key=”hibernate.show-sql”&gt;true&lt;/prop&gt;</text:p>
      <text:p text:style-name="P7"><text:tab/><text:tab/><text:tab/>&lt;prop key=”hibernate.format-sql”&gt;true&lt;/prop&gt;</text:p>
      <text:p text:style-name="P7"><text:tab/><text:tab/><text:tab/>&lt;prop key=”hibernate.use-sql-comments”&gt;true&lt;/prop&gt;</text:p>
      <text:p text:style-name="P7"><text:tab/><text:tab/><text:tab/>&lt;prop key=”hibernate.hbm2ddl.auto”&gt;update&lt;/prop&gt;</text:p>
      <text:p text:style-name="P7"><text:tab/><text:tab/>&lt;/props&gt;</text:p>
      <text:p text:style-name="P7"><text:tab/>&lt;/property&gt;</text:p>
      <text:p text:style-name="P7">&lt;/bean&gt;</text:p>
      <text:p text:style-name="P7"><text:soft-page-break/></text:p>
      <text:h text:style-name="Heading_20_2" text:outline-level="2"><text:bookmark-start text:name="__RefHeading___Toc520_1749092315"/>4. student.jsp<text:bookmark-end text:name="__RefHeading___Toc520_1749092315"/></text:h>
      <text:p text:style-name="P20">//Ajax using JavaScript</text:p>
      <text:p text:style-name="P19">var ajaxObj;</text:p>
      <text:p text:style-name="P19">if(window.XMLHttpRequest){</text:p>
      <text:p text:style-name="P19"><text:tab/>ajaxObj=new XMLHttpRequest();</text:p>
      <text:p text:style-name="P19">}elseIf(window.ActiveXObject){</text:p>
      <text:p text:style-name="P19"><text:tab/>ajaxObj=new ActiveXObject(“MICROSOFT.XMLHTTP”);</text:p>
      <text:p text:style-name="P19">}</text:p>
      <text:p text:style-name="P19"/>
      <text:p text:style-name="P22">function addStudent(){</text:p>
      <text:p text:style-name="P22">var studentName=document.getElementById(“name”).value;</text:p>
      <text:p text:style-name="P22">var url = “studentAction.do?dispatch=addStudent &amp;studentName=”+studentName+” <text:tab/><text:tab/><text:tab/><text:tab/>&amp;studentAge=”+studentAge;</text:p>
      <text:p text:style-name="P22">ajaxObj.open(“POST”,url,true);</text:p>
      <text:p text:style-name="P22">ajaxObj.onreadyStateChange=function(){</text:p>
      <text:p text:style-name="P22"><text:tab/>if(ajaxObj.readyState==4 &amp;&amp; ajaxObj.status==200){</text:p>
      <text:p text:style-name="P22"><text:tab/><text:tab/>d.getElementById(“div 1”).innerHtml = ajaxObj.responseText;</text:p>
      <text:p text:style-name="P21"/>
      <text:p text:style-name="P21"/>
      <text:p text:style-name="P21"><text:tab/><text:tab/>//<text:span text:style-name="T4">To Add elements dynamically in combo box using ajax</text:span></text:p>
      <text:p text:style-name="P23"><text:tab/><text:tab/>var select = d.getElById(“item”);</text:p>
      <text:p text:style-name="P23"><text:tab/><text:tab/>var EnumList=eval(‘(‘+ajaxObj.responseText+’)’);</text:p>
      <text:p text:style-name="P23"><text:tab/><text:tab/>var loadToCombo=EnumList[‘LOADLIST’];</text:p>
      <text:p text:style-name="P23"><text:tab/><text:tab/>for (var i =0; i&lt;loadToCombo.length;i++){</text:p>
      <text:p text:style-name="P23"><text:tab/>select.options[select.options.length]=new option(loadToCombo[i],loadToCombo[i+1];</text:p>
      <text:p text:style-name="P23"><text:tab/>i++;</text:p>
      <text:p text:style-name="P23"><text:tab/>}</text:p>
      <text:p text:style-name="P22"><text:tab/>}</text:p>
      <text:p text:style-name="P22">}</text:p>
      <text:p text:style-name="P26">ajaxObj.send();</text:p>
      <text:p text:style-name="P26">}</text:p>
      <text:p text:style-name="P26"/>
      <text:h text:style-name="Heading_20_2" text:outline-level="2"><text:bookmark-start text:name="__RefHeading___Toc893_807012434"/>5. Servlet Class:<text:bookmark-end text:name="__RefHeading___Toc893_807012434"/></text:h>
      <text:p text:style-name="P27">public Class <text:span text:style-name="T27">StudentAction</text:span> extends DispathAction{</text:p>
      <text:p text:style-name="P27">private StudentDAO studentDAO;</text:p>
      <text:p text:style-name="P11">//Create getters &amp; setters for <text:s/>studentDAO</text:p>
      <text:p text:style-name="P27">public ActionForward addStudent(ActionMapping map, ActionForm form, HttpServletRequest req, HttpServletResponse res) throws Exception{</text:p>
      <text:p text:style-name="P27"><text:tab/>String name = req.getParameter(“studentName”);</text:p>
      <text:p text:style-name="P27"><text:tab/>int age = Interger.parseInt(req.getParameter(“age”));</text:p>
      <text:p text:style-name="P11">//Set all parameters to variables of object</text:p>
      <text:p text:style-name="P27">try{</text:p>
      <text:p text:style-name="P27"><text:tab/>getStudentDAO.addStudent(name,age,.....);</text:p>
      <text:p text:style-name="P27"><text:tab/>res.getWriter().write(String.valueOf(studentId));</text:p>
      <text:p text:style-name="P27">}catch(Exception e){</text:p>
      <text:p text:style-name="P27"><text:tab/>res.getWriter().write(“error”);</text:p>
      <text:p text:style-name="P27"><text:tab/>e.printStackTrace();</text:p>
      <text:p text:style-name="P27"><text:soft-page-break/>}</text:p>
      <text:p text:style-name="P27">return null;</text:p>
      <text:p text:style-name="P27">}</text:p>
      <text:p text:style-name="P27"/>
      <text:p text:style-name="P28">public ActionForward getStudentById(ActionMapping , ActionForm form, Req, Res) throw ex{</text:p>
      <text:p text:style-name="P28">JsonObj jsonObj = new JsonObj();</text:p>
      <text:p text:style-name="P28">int studentId = Integer.parseInt(req.getParameter(“studentId”));</text:p>
      <text:p text:style-name="P28">try{</text:p>
      <text:p text:style-name="P28"><text:tab/>Student student = getStudentDAO.getStudentById(studentId);</text:p>
      <text:p text:style-name="P29"><text:tab/><text:span text:style-name="T6">if(student!=null){</text:span></text:p>
      <text:p text:style-name="P37"><text:tab/><text:tab/>jsonObj.put(“studentId”,student.getStudentId());</text:p>
      <text:p text:style-name="P29"><text:tab/><text:tab/><text:span text:style-name="T6">jsonObj.put(“name”,student.getStudentName());</text:span></text:p>
      <text:p text:style-name="P12">//<text:span text:style-name="T6">Put all attributes of object in the json object</text:span></text:p>
      <text:p text:style-name="P37"><text:tab/>}else{</text:p>
      <text:p text:style-name="P37"><text:tab/><text:tab/>jsonObj.put(“no records”,”Record Not Found”);</text:p>
      <text:p text:style-name="P37"><text:tab/>}</text:p>
      <text:p text:style-name="P29">}<text:span text:style-name="T6">catch(Exception e){</text:span></text:p>
      <text:p text:style-name="P29"><text:tab/><text:span text:style-name="T6">jsonObj.put(“error”,e.getMessage());</text:span></text:p>
      <text:p text:style-name="P37">}</text:p>
      <text:p text:style-name="P37">res.getWriter().write(jsonObj.toString());</text:p>
      <text:p text:style-name="P37">return null;</text:p>
      <text:p text:style-name="P37">}</text:p>
      <text:p text:style-name="P28"/>
      <text:h text:style-name="P194" text:outline-level="2"><text:bookmark-start text:name="__RefHeading___Toc900_807012434"/>6. DAO Class:<text:bookmark-end text:name="__RefHeading___Toc900_807012434"/></text:h>
      <text:p text:style-name="Standard">public class <text:span text:style-name="T30">S</text:span><text:span text:style-name="T27">tudentDAOImpl</text:span> extends HibernateDAOSupport Implements StudentDAO{</text:p>
      <text:p text:style-name="P67"><text:tab/></text:p>
      <text:p text:style-name="P67"><text:tab/>public void addStudent(Student student){</text:p>
      <text:p text:style-name="Standard"><text:span text:style-name="T27">Type 1: </text:span><text:tab/>getHibernateTemplate().save(student);</text:p>
      <text:p text:style-name="Standard"><text:span text:style-name="T27">Type 2:</text:span><text:tab/>Transaction tr = getSession().beginTransaction();</text:p>
      <text:p text:style-name="Standard"><text:tab/><text:tab/>getSession<text:span text:style-name="T67">().save(student);</text:span></text:p>
      <text:p text:style-name="Standard"><text:tab/><text:tab/>tr.commit();</text:p>
      <text:p text:style-name="Standard"><text:tab/>}</text:p>
      <text:p text:style-name="Standard"/>
      <text:p text:style-name="Standard"><text:tab/><text:span text:style-name="T68">public void updateStudent(int studentId, String studentName){</text:span></text:p>
      <text:p text:style-name="Standard"><text:tab/><text:tab/><text:span text:style-name="T68">Student student = new Student();</text:span></text:p>
      <text:p text:style-name="Standard"><text:tab/><text:tab/>student.setStudentId(studentId);</text:p>
      <text:p text:style-name="Standard"><text:tab/><text:tab/>student.setStudentName(studentName);</text:p>
      <text:p text:style-name="Standard"><text:tab/><text:tab/>getHibernateTemplate().update(student);</text:p>
      <text:p text:style-name="Standard"><text:tab/>}</text:p>
      <text:p text:style-name="Standard"><text:tab/></text:p>
      <text:p text:style-name="P68"><text:tab/><text:span text:style-name="T69">public void deleteStudent(int studentId){</text:span></text:p>
      <text:p text:style-name="P68"><text:tab/><text:tab/><text:span text:style-name="T69">Student student = getHibernateTemplate().get(Student.class, studentId);</text:span></text:p>
      <text:p text:style-name="P68"><text:tab/><text:tab/><text:span text:style-name="T69">getHibernateTemplate().delete(student);</text:span></text:p>
      <text:p text:style-name="P80"><text:tab/>}</text:p>
      <text:p text:style-name="P68"/>
      <text:p text:style-name="P69"><text:tab/></text:p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70">public Student getStudentById(int studentId){</text:p>
      <text:p text:style-name="P69"><text:span text:style-name="T29">Type 1:</text:span><text:span text:style-name="T70"><text:tab/>Student student = getHibernateTemplate().get(Student.class, studentId);</text:span></text:p>
      <text:p text:style-name="P69"><text:tab/><text:tab/><text:span text:style-name="T70">return student;</text:span></text:p>
      <text:p text:style-name="P69"/>
      <text:p text:style-name="P70"><text:span text:style-name="T27">Type 2: </text:span><text:tab/>Query query = null;</text:p>
      <text:p text:style-name="P70"><text:tab/><text:tab/>String queryString = “SELECT student FROM Student student WHERE <text:tab/><text:tab/><text:tab/><text:tab/>student.studentId=”+studentId;</text:p>
      <text:p text:style-name="P70"><text:tab/><text:tab/>query = getSession().createQuery(queryString);</text:p>
      <text:p text:style-name="P70"><text:tab/><text:tab/>Student student = (Student) query.uniqueResult();</text:p>
      <text:p text:style-name="P70"><text:tab/><text:tab/>return student;</text:p>
      <text:p text:style-name="P70"/>
      <text:p text:style-name="P71"><text:span text:style-name="T27">Type 3: </text:span><text:tab/>Criteria criteria = getSession().createCriteria(Student.class);</text:p>
      <text:p text:style-name="P71"><text:tab/><text:tab/>criteria.add(Restrictions.eq(“studentId”,student.getStudentId());</text:p>
      <text:p text:style-name="P71"><text:tab/><text:tab/>return criteria.list();</text:p>
      <text:p text:style-name="P70"><text:tab/>}</text:p>
      <text:p text:style-name="Standard">}</text:p>
      <text:p text:style-name="P28"/>
      <text:h text:style-name="P195" text:outline-level="2"><text:bookmark-start text:name="__RefHeading___Toc902_807012434"/>7. DOMAIN Class: <text:bookmark-end text:name="__RefHeading___Toc902_807012434"/></text:h>
      <text:p text:style-name="P72">@Entity</text:p>
      <text:p text:style-name="P72">@Table(name=”STUDENTS”)</text:p>
      <text:p text:style-name="P72">public class <text:span text:style-name="T27">Student</text:span>{</text:p>
      <text:p text:style-name="P72"><text:tab/>private int studentId;</text:p>
      <text:p text:style-name="P72"><text:tab/>private String studentName;</text:p>
      <text:p text:style-name="P72"><text:tab/>private Department department;</text:p>
      <text:p text:style-name="P13"/>
      <text:p text:style-name="P13"><text:tab/>// Add rest of the instance fields here..</text:p>
      <text:p text:style-name="P13"><text:tab/></text:p>
      <text:p text:style-name="P13"><text:tab/><text:span text:style-name="T21">@Id</text:span></text:p>
      <text:p text:style-name="P14"><text:span text:style-name="T19"><text:tab/>@</text:span><text:span text:style-name="T22">GeneratedValue(strategy = GenerationType.Auto)</text:span></text:p>
      <text:p text:style-name="P52"><text:tab/>@Column(name=”STUDENT_ID”)</text:p>
      <text:p text:style-name="P53"><text:tab/>public int getStudentId(){</text:p>
      <text:p text:style-name="P53"><text:tab/><text:tab/>return studentId;</text:p>
      <text:p text:style-name="P53"><text:tab/>}</text:p>
      <text:p text:style-name="P53"/>
      <text:p text:style-name="P53"><text:tab/>@Column(name=”STUDENT_NAME”)</text:p>
      <text:p text:style-name="P53"><text:tab/>public String getStudentName(){</text:p>
      <text:p text:style-name="P53"><text:tab/><text:tab/>return studentName;</text:p>
      <text:p text:style-name="P53"><text:tab/>}</text:p>
      <text:p text:style-name="P53"/>
      <text:p text:style-name="P15"><text:span text:style-name="T22"><text:tab/></text:span><text:span text:style-name="T23">@ManyToOne</text:span></text:p>
      <text:p text:style-name="P54"><text:tab/>@JoinColumn(name=”DEP_ID”)</text:p>
      <text:p text:style-name="P55"><text:tab/>public Department getDepartment(){</text:p>
      <text:p text:style-name="P55"><text:tab/><text:tab/>return department;</text:p>
      <text:p text:style-name="P55"><text:tab/>}</text:p>
      <text:p text:style-name="P55"/>
      <text:p text:style-name="P72">}</text:p>
      <text:p text:style-name="P72"><text:soft-page-break/></text:p>
      <text:p text:style-name="P28"/>
      <text:p text:style-name="P73"/>
      <text:p text:style-name="P73"/>
      <text:p text:style-name="P73"/>
      <text:p text:style-name="P73"/>
      <text:p text:style-name="P73"/>
      <text:p text:style-name="P73">@Entity</text:p>
      <text:p text:style-name="P73">@Table(name=”DEPARTMENTS”)</text:p>
      <text:p text:style-name="P73">public class <text:span text:style-name="T27">Department</text:span>{</text:p>
      <text:p text:style-name="P73"><text:tab/>private int departmentId;</text:p>
      <text:p text:style-name="P73"><text:tab/>private String departmentName;</text:p>
      <text:p text:style-name="P73"><text:tab/>private set&lt;Student&gt; studentList;</text:p>
      <text:p text:style-name="P73"/>
      <text:p text:style-name="P73"><text:tab/>@OneToMany(mappedBy=”department”,fetch=FetchType.EAGER)</text:p>
      <text:p text:style-name="P73"><text:tab/>public set&lt;Student&gt; getStudentsList(){</text:p>
      <text:p text:style-name="P73"><text:tab/><text:tab/>return studentList;</text:p>
      <text:p text:style-name="P73"><text:tab/>}</text:p>
      <text:p text:style-name="P73">}</text:p>
      <text:p text:style-name="P73"/>
      <text:p text:style-name="P74"><text:span text:style-name="T27">NOTE:</text:span> FETCH TYPE</text:p>
      <text:list xml:id="list2182150727" text:style-name="L2">
        <text:list-item>
          <text:p text:style-name="P158">EAGER: To Retrieve all department along with Student.</text:p>
        </text:list-item>
        <text:list-item>
          <text:p text:style-name="P158">LAZY:<text:tab/> To Retrieve all department without Student.<text:tab/></text:p>
        </text:list-item>
      </text:list>
      <text:p text:style-name="P28"/>
      <text:p text:style-name="P28"/>
      <text:h text:style-name="P189" text:outline-level="1"><text:bookmark-start text:name="__RefHeading___Toc907_807012434"/>TOPIC 2: L<text:span text:style-name="T71">og</text:span>4J<text:bookmark-end text:name="__RefHeading___Toc907_807012434"/></text:h>
      <text:p text:style-name="P76">Name the properties file as (log4j.properties)</text:p>
      <text:p text:style-name="P76">First Element should be – log4j.rootLogger = DEBUG</text:p>
      <text:list xml:id="list1280389736" text:style-name="L3">
        <text:list-item>
          <text:p text:style-name="P159">Here the level is set to DEBUG.</text:p>
        </text:list-item>
        <text:list-item>
          <text:p text:style-name="P159">Log4j Levels,</text:p>
        </text:list-item>
      </text:list>
      <text:list xml:id="list2092008977" text:style-name="L4">
        <text:list-item>
          <text:p text:style-name="P160">DEBUG</text:p>
        </text:list-item>
        <text:list-item>
          <text:p text:style-name="P160">INFO</text:p>
        </text:list-item>
        <text:list-item>
          <text:p text:style-name="P160">WARN</text:p>
        </text:list-item>
        <text:list-item>
          <text:p text:style-name="P160">ERROR</text:p>
        </text:list-item>
        <text:list-item>
          <text:p text:style-name="P160">FATAL</text:p>
        </text:list-item>
      </text:list>
      <text:list xml:id="list3649944421" text:style-name="L5">
        <text:list-item>
          <text:p text:style-name="P161">If we set rootLogger level to “WARN” as like this, </text:p>
        </text:list-item>
      </text:list>
      <text:p text:style-name="P76"><text:tab/><text:tab/>log4j.rootLogger = WARN</text:p>
      <text:p text:style-name="P76"><text:tab/>then WARN, ERROR and FATAL level log messages will be displayed and the rest will <text:tab/>be <text:tab/>dropped.</text:p>
      <text:list xml:id="list1769799742" text:style-name="L6">
        <text:list-item>
          <text:p text:style-name="P162">Appenders,</text:p>
        </text:list-item>
      </text:list>
      <text:list xml:id="list958853065" text:style-name="L7">
        <text:list-item>
          <text:p text:style-name="P163">ConsoleAppender</text:p>
        </text:list-item>
        <text:list-item>
          <text:p text:style-name="P163">FileAppender</text:p>
        </text:list-item>
      </text:list>
      <text:p text:style-name="P77"/>
      <text:p text:style-name="P77">Example:</text:p>
      <text:p text:style-name="P34"><text:tab/>log4j.properties:</text:p>
      <text:p text:style-name="P77"><text:tab/>log<text:span text:style-name="T72">4j.rootLogger = DEBUG,CA,FA</text:span></text:p>
      <text:p text:style-name="P16"><text:tab/></text:p>
      <text:p text:style-name="P16"><text:tab/># For Console Appender</text:p>
      <text:p text:style-name="P49"><text:tab/>log4j.appender.CA = org.apache.log4j.ConsoleAppender</text:p>
      <text:p text:style-name="P49"><text:soft-page-break/><text:tab/>log4j.appender.CA.layout = org.apache.log4j.PatternLayout</text:p>
      <text:p text:style-name="P49"><text:tab/>log4j.appender.CA.layout.ConversionPattern = </text:p>
      <text:p text:style-name="P49"><text:tab/><text:tab/><text:tab/><text:tab/><text:tab/><text:tab/>[%d[MMM dd HH:mm:ss]][%-sp](%F %L) - %m %n]</text:p>
      <text:p text:style-name="P49"><text:tab/></text:p>
      <text:p text:style-name="P50"><text:tab/></text:p>
      <text:p text:style-name="P17"/>
      <text:p text:style-name="P17"/>
      <text:p text:style-name="P17"><text:tab/>#For File Appender</text:p>
      <text:p text:style-name="P49"><text:tab/><text:span text:style-name="T73">log4j.appender.FA = org.apache.log4j.FileAppender</text:span></text:p>
      <text:p text:style-name="P49"><text:tab/><text:span text:style-name="T73">log4j.appender.FA.File = Sample.log</text:span></text:p>
      <text:p text:style-name="P49"><text:tab/><text:span text:style-name="T73">log4j.appender.FA.layout = org.apache.log4j.PatternLayout</text:span></text:p>
      <text:p text:style-name="P49"><text:tab/><text:span text:style-name="T73">log4j.appender.FA.ConversionPattern = (Same As CA)</text:span></text:p>
      <text:p text:style-name="P49"/>
      <text:list xml:id="list3901510922" text:style-name="L8">
        <text:list-item>
          <text:p text:style-name="P164">To use loggers in java classes,</text:p>
          <text:p text:style-name="P164">public static Logger logger = Logger.getLogger(CurrentClass.class);</text:p>
          <text:p text:style-name="P164"/>
        </text:list-item>
        <text:list-item>
          <text:p text:style-name="P164">Inside Method,</text:p>
          <text:p text:style-name="P164">logger.info(“custom message”);</text:p>
        </text:list-item>
      </text:list>
      <text:p text:style-name="P51"/>
      <text:h text:style-name="P192" text:outline-level="1"><text:bookmark-start text:name="__RefHeading___Toc909_807012434"/>TOPIC <text:span text:style-name="T74">3</text:span>: <text:span text:style-name="T5">JASPER REPORT</text:span><text:bookmark-end text:name="__RefHeading___Toc909_807012434"/></text:h>
      <text:list xml:id="list593848590" text:style-name="L9">
        <text:list-item>
          <text:p text:style-name="P165">To compile jasper report from java classes,</text:p>
          <text:p text:style-name="P165"/>
          <text:p text:style-name="P165">HashMap map = new HashMap();</text:p>
          <text:p text:style-name="P165">map.put(“Name”,value);</text:p>
          <text:p text:style-name="P165">JasperDesign jd = JRXmlLoader.load(“jrxmlfile”);</text:p>
          <text:p text:style-name="P165">JasperReport jr = JasperCompileManager.compileReport(jd);</text:p>
          <text:p text:style-name="P165">JasperPrint jp = JasperFillManager.fillReport(jr, map, DBConnection);</text:p>
          <text:p text:style-name="P165">JasperExportManager.exportReportToPdfFile(jp,”Location where we want to print the file”);</text:p>
        </text:list-item>
      </text:list>
      <text:p text:style-name="P78"/>
      <text:p text:style-name="P75"><text:span text:style-name="T27">NOTE:</text:span> <text:span text:style-name="T75">Here Hashmap is used to pass parameter in the SQL.</text:span></text:p>
      <text:p text:style-name="P75"/>
      <text:h text:style-name="P193" text:outline-level="1"><text:bookmark-start text:name="__RefHeading___Toc1364_1703179527"/>TOPIC <text:span text:style-name="T79">4</text:span>: <text:span text:style-name="T79">SPRING BOOT &amp; MYBATIS INTEGRATION <text:tab/><text:tab/><text:tab/> <text:s/>WITH HSQL DATABASE</text:span><text:bookmark-end text:name="__RefHeading___Toc1364_1703179527"/></text:h>
      <text:p text:style-name="P79"><text:span text:style-name="Strong_20_Emphasis"><text:span text:style-name="T57">MyBatis </text:span></text:span><text:span text:style-name="T58">is a SQL Mapping framework with support for custom SQL, stored procedures and advanced mappings.</text:span></text:p>
      <text:p text:style-name="P79"/>
      <text:h text:style-name="P196" text:outline-level="2"><text:bookmark-start text:name="__RefHeading___Toc1366_1703179527"/><text:span text:style-name="T31">1</text:span><text:span text:style-name="T27">.</text:span> <text:span text:style-name="T88">Create a SpringBoot Maven project and add following MyBatis Starter Dependency:</text:span><text:bookmark-end text:name="__RefHeading___Toc1366_1703179527"/></text:h>
      <text:p text:style-name="P156">&lt;dependency&gt;</text:p>
      <text:p text:style-name="P81"><text:span text:style-name="T78"><text:tab/></text:span><text:span text:style-name="T80">&lt;groupId&gt;org.mybatis.spring.boot&lt;/groupId&gt;</text:span></text:p>
      <text:p text:style-name="P81"><text:span text:style-name="T78"><text:tab/></text:span><text:span text:style-name="T80">&lt;artifactId&gt;mybatis-spring-boot-starter&lt;/artifactId&gt;</text:span></text:p>
      <text:p text:style-name="P81"><text:span text:style-name="T78"><text:tab/></text:span><text:span text:style-name="T80">&lt;version&gt;1.0.0&lt;/version&gt;</text:span></text:p>
      <text:p text:style-name="P156">&lt;/dependency&gt;</text:p>
      <text:p text:style-name="P79"/>
      <text:p text:style-name="P35"><text:soft-page-break/></text:p>
      <text:h text:style-name="Heading_20_2" text:outline-level="2"><text:bookmark-start text:name="__RefHeading___Toc1368_1703179527"/><text:span text:style-name="T27">2.</text:span> <text:span text:style-name="T27">Create Domain class</text:span>:<text:bookmark-end text:name="__RefHeading___Toc1368_1703179527"/></text:h>
      <text:p text:style-name="P85"><text:span text:style-name="Source_20_Text"><text:span text:style-name="T63">public</text:span></text:span><text:span text:style-name="T60"> </text:span><text:span text:style-name="Source_20_Text"><text:span text:style-name="T63">class</text:span></text:span><text:span text:style-name="T60"> </text:span><text:span text:style-name="Source_20_Text"><text:span text:style-name="T50">User<text:tab/></text:span></text:span><text:span text:style-name="Source_20_Text"><text:span text:style-name="T49">{</text:span></text:span></text:p>
      <text:p text:style-name="P109"><text:span text:style-name="Source_20_Text"><text:span text:style-name="T61">    </text:span></text:span><text:span text:style-name="Source_20_Text"><text:span text:style-name="T62">private</text:span></text:span><text:span text:style-name="T59"> </text:span><text:span text:style-name="Source_20_Text"><text:span text:style-name="T49">Integer id;</text:span></text:span></text:p>
      <text:p text:style-name="P109"><text:span text:style-name="Source_20_Text"><text:span text:style-name="T61">    </text:span></text:span><text:span text:style-name="Source_20_Text"><text:span text:style-name="T62">private</text:span></text:span><text:span text:style-name="T59"> </text:span><text:span text:style-name="Source_20_Text"><text:span text:style-name="T49">String name;</text:span></text:span></text:p>
      <text:p text:style-name="P109"><text:span text:style-name="Source_20_Text"><text:span text:style-name="T61">    </text:span></text:span><text:span text:style-name="Source_20_Text"><text:span text:style-name="T62">private</text:span></text:span><text:span text:style-name="T59"> </text:span><text:span text:style-name="Source_20_Text"><text:span text:style-name="T49">String email;</text:span></text:span></text:p>
      <text:p text:style-name="P113"> </text:p>
      <text:p text:style-name="P109"><text:span text:style-name="Source_20_Text"><text:span text:style-name="T61">    </text:span></text:span><text:span text:style-name="Source_20_Text"><text:span text:style-name="T64">// setters &amp; getters</text:span></text:span></text:p>
      <text:p text:style-name="P109"><text:span text:style-name="Source_20_Text"><text:span text:style-name="T49">}</text:span></text:span></text:p>
      <text:p text:style-name="P82"/>
      <text:p text:style-name="P79"/>
      <text:p text:style-name="P79"/>
      <text:p text:style-name="P79"/>
      <text:p text:style-name="P79"/>
      <text:h text:style-name="P197" text:outline-level="2"><text:bookmark-start text:name="__RefHeading___Toc1370_1703179527"/>3. Create schema.sql: <text:bookmark-end text:name="__RefHeading___Toc1370_1703179527"/></text:h>
      <text:p text:style-name="P84"><text:span text:style-name="Source_20_Text"><text:span text:style-name="T49">CREATE TABLE users</text:span></text:span></text:p>
      <text:p text:style-name="P109"><text:span text:style-name="Source_20_Text"><text:span text:style-name="T49">(</text:span></text:span></text:p>
      <text:p text:style-name="P109"><text:span text:style-name="Source_20_Text"><text:span text:style-name="T61">    </text:span></text:span><text:span text:style-name="Source_20_Text"><text:span text:style-name="T49">id </text:span></text:span><text:span text:style-name="Source_20_Text"><text:span text:style-name="T62">int</text:span></text:span><text:span text:style-name="Source_20_Text"><text:span text:style-name="T49">(</text:span></text:span><text:span text:style-name="Source_20_Text"><text:span text:style-name="T65">11</text:span></text:span><text:span text:style-name="Source_20_Text"><text:span text:style-name="T49">) NOT NULL AUTO_INCREMENT,</text:span></text:span></text:p>
      <text:p text:style-name="P109"><text:span text:style-name="Source_20_Text"><text:span text:style-name="T61">    </text:span></text:span><text:span text:style-name="Source_20_Text"><text:span text:style-name="T49">name varchar(</text:span></text:span><text:span text:style-name="Source_20_Text"><text:span text:style-name="T65">100</text:span></text:span><text:span text:style-name="Source_20_Text"><text:span text:style-name="T49">) NOT NULL,</text:span></text:span></text:p>
      <text:p text:style-name="P109"><text:span text:style-name="Source_20_Text"><text:span text:style-name="T61">    </text:span></text:span><text:span text:style-name="Source_20_Text"><text:span text:style-name="T49">email varchar(</text:span></text:span><text:span text:style-name="Source_20_Text"><text:span text:style-name="T65">100</text:span></text:span><text:span text:style-name="Source_20_Text"><text:span text:style-name="T49">) DEFAULT NULL,</text:span></text:span></text:p>
      <text:p text:style-name="P109"><text:span text:style-name="Source_20_Text"><text:span text:style-name="T61">    </text:span></text:span><text:span text:style-name="Source_20_Text"><text:span text:style-name="T49">PRIMARY KEY (id)</text:span></text:span></text:p>
      <text:p text:style-name="P109"><text:span text:style-name="Source_20_Text"><text:span text:style-name="T49">);</text:span></text:span></text:p>
      <text:p text:style-name="P88"/>
      <text:h text:style-name="P197" text:outline-level="2"><text:bookmark-start text:name="__RefHeading___Toc1372_1703179527"/>4. Create data.sql:<text:bookmark-end text:name="__RefHeading___Toc1372_1703179527"/></text:h>
      <text:p text:style-name="P83"><text:span text:style-name="Source_20_Text"><text:span text:style-name="T49">insert into users(id, name, email) values(</text:span></text:span><text:span text:style-name="Source_20_Text"><text:span text:style-name="T65">1</text:span></text:span><text:span text:style-name="Source_20_Text"><text:span text:style-name="T49">,</text:span></text:span><text:span text:style-name="Source_20_Text"><text:span text:style-name="T66">'Siva'</text:span></text:span><text:span text:style-name="Source_20_Text"><text:span text:style-name="T49">,</text:span></text:span><text:span text:style-name="Source_20_Text"><text:span text:style-name="T66">'siva@gmail.com'</text:span></text:span><text:span text:style-name="Source_20_Text"><text:span text:style-name="T49">);</text:span></text:span></text:p>
      <text:p text:style-name="P109"><text:span text:style-name="Source_20_Text"><text:span text:style-name="T49">insert into users(id, name, email) values(</text:span></text:span><text:span text:style-name="Source_20_Text"><text:span text:style-name="T65">2</text:span></text:span><text:span text:style-name="Source_20_Text"><text:span text:style-name="T49">,</text:span></text:span><text:span text:style-name="Source_20_Text"><text:span text:style-name="T66">'Prasad'</text:span></text:span><text:span text:style-name="Source_20_Text"><text:span text:style-name="T49">,</text:span></text:span><text:span text:style-name="Source_20_Text"><text:span text:style-name="T66">'prasad@gmail.com'</text:span></text:span><text:span text:style-name="Source_20_Text"><text:span text:style-name="T49">);</text:span></text:span></text:p>
      <text:p text:style-name="P109"><text:span text:style-name="Source_20_Text"><text:span text:style-name="T49">insert into users(id, name, email) values(</text:span></text:span><text:span text:style-name="Source_20_Text"><text:span text:style-name="T65">3</text:span></text:span><text:span text:style-name="Source_20_Text"><text:span text:style-name="T49">,</text:span></text:span><text:span text:style-name="Source_20_Text"><text:span text:style-name="T66">'Reddy'</text:span></text:span><text:span text:style-name="Source_20_Text"><text:span text:style-name="T49">,</text:span></text:span><text:span text:style-name="Source_20_Text"><text:span text:style-name="T66">'reddy@gmail.com'</text:span></text:span><text:span text:style-name="Source_20_Text"><text:span text:style-name="T49">);</text:span></text:span></text:p>
      <text:p text:style-name="P89"/>
      <text:h text:style-name="P198" text:outline-level="2"><text:bookmark-start text:name="__RefHeading___Toc1374_1703179527"/>5. Create MyBatis SQL mapper interface (UserMapper.java):<text:bookmark-end text:name="__RefHeading___Toc1374_1703179527"/></text:h>
      <text:p text:style-name="Standard">public interface UserMapper<text:tab/>{</text:p>
      <text:p text:style-name="Standard"><text:s text:c="4"/>void insertUser(User user);</text:p>
      <text:p text:style-name="Standard"><text:s text:c="4"/>User findUserById(Integer id);</text:p>
      <text:p text:style-name="Standard"><text:s text:c="4"/>List&lt;User&gt; findAllUsers();</text:p>
      <text:p text:style-name="Standard">}</text:p>
      <text:p text:style-name="P133"/>
      <text:p text:style-name="P134">We need to create Mapper XML files to define the queries for the mapped SQL statements for the corresponding Mapper interface methods.</text:p>
      <text:h text:style-name="P199" text:outline-level="2"><text:bookmark-start text:name="__RefHeading___Toc1376_1703179527"/>6. Create UserMapper.xml: <text:span text:style-name="T89">(Using XML configuration)</text:span><text:bookmark-end text:name="__RefHeading___Toc1376_1703179527"/></text:h>
      <text:p text:style-name="Standard">&lt;!DOCTYPE mapper PUBLIC "-//mybatis.org//DTD Mapper 3.0//EN"</text:p>
      <text:p text:style-name="Standard"><text:tab/><text:tab/><text:tab/><text:tab/> <text:s text:c="3"/>"http://mybatis.org/dtd/mybatis-3-mapper.dtd"&gt;</text:p>
      <text:p text:style-name="Standard">&lt;mapper namespace="com.sivalabs.demo.mappers.UserMapper"&gt;</text:p>
      <text:p text:style-name="Standard"/>
      <text:p text:style-name="Standard"><text:soft-page-break/><text:tab/>&lt;resultMap id="UserResultMap" type="User"&gt;</text:p>
      <text:p text:style-name="Standard"><text:tab/><text:tab/>&lt;id column="id" property="id" /&gt;</text:p>
      <text:p text:style-name="Standard"><text:tab/><text:tab/>&lt;result column="name" property="name" /&gt;</text:p>
      <text:p text:style-name="Standard"><text:tab/><text:tab/>&lt;result column="email" property="email" /&gt;</text:p>
      <text:p text:style-name="Standard"><text:tab/>&lt;/resultMap&gt;</text:p>
      <text:p text:style-name="Standard"/>
      <text:p text:style-name="Standard"><text:tab/>&lt;select id="findAllUsers" resultMap="UserResultMap"&gt;</text:p>
      <text:p text:style-name="Standard"><text:tab/><text:tab/>select id, name, email from users</text:p>
      <text:p text:style-name="Standard"><text:tab/>&lt;/select&gt;</text:p>
      <text:p text:style-name="Standard"/>
      <text:p text:style-name="Standard"><text:tab/>&lt;select id="findUserById" resultMap="UserResultMap"&gt;</text:p>
      <text:p text:style-name="Standard"><text:tab/><text:tab/>select id, name, email from users WHERE id=#{id}</text:p>
      <text:p text:style-name="Standard"><text:tab/>&lt;/select&gt;</text:p>
      <text:p text:style-name="Standard">&lt;insert id="insertUser" parameterType="User" useGeneratedKeys="true" keyProperty="id"&gt;</text:p>
      <text:p text:style-name="Standard"><text:tab/>insert into users(name,email) values(#{name},#{email})</text:p>
      <text:p text:style-name="Standard">&lt;/insert&gt;</text:p>
      <text:p text:style-name="P86">&lt;/mapper&gt;</text:p>
      <text:p text:style-name="P86"/>
      <text:p text:style-name="Standard">A few things to observe here are:</text:p>
      <text:p text:style-name="Standard"/>
      <text:list xml:id="list650231129" text:style-name="L10">
        <text:list-item>
          <text:p text:style-name="P166">Namespace in Mapper XML should be same as Fully Qualified Name (FQN) for Mapper Interface</text:p>
        </text:list-item>
        <text:list-item>
          <text:p text:style-name="P166">Statement id values should be same as Mapper Interface method names.</text:p>
        </text:list-item>
        <text:list-item>
          <text:p text:style-name="P166">If the query result column names are different from bean property names we can use &lt;resultMap&gt; configuration to provide mapping between column names and their corresponding bean property names. </text:p>
        </text:list-item>
      </text:list>
      <text:p text:style-name="Standard"/>
      <text:p text:style-name="Standard">MyBatis also provides annotation based query configurations without requiring Mapper XMLs.</text:p>
      <text:p text:style-name="Standard"/>
      <text:h text:style-name="P200" text:outline-level="2"><text:bookmark-start text:name="__RefHeading___Toc1378_1703179527"/>7. Create UserMapper.java: <text:span text:style-name="T89">(Using </text:span>annotation<text:span text:style-name="T89"> configuration)</text:span><text:bookmark-end text:name="__RefHeading___Toc1378_1703179527"/></text:h>
      <text:p text:style-name="Standard">public interface UserMapper{</text:p>
      <text:p text:style-name="Standard"><text:s text:c="4"/>@Insert("insert into users(name,email) values(#{name},#{email})")</text:p>
      <text:p text:style-name="Standard"><text:s text:c="4"/>@SelectKey(statement="call identity()", keyProperty="id",</text:p>
      <text:p text:style-name="Standard"><text:s text:c="4"/>before=false, resultType=Integer.class)</text:p>
      <text:p text:style-name="Standard"><text:s text:c="4"/>void insertUser(User user);</text:p>
      <text:p text:style-name="Standard"><text:s text:c="4"/>@Select("select id, name, email from users WHERE id=#{id}")</text:p>
      <text:p text:style-name="Standard"><text:s text:c="4"/>User findUserById(Integer id);</text:p>
      <text:p text:style-name="Standard"><text:s text:c="4"/>@Select("select id, name, email from users")</text:p>
      <text:p text:style-name="Standard"><text:s text:c="4"/>List&lt;User&gt; findAllUsers();</text:p>
      <text:p text:style-name="Standard">}</text:p>
      <text:p text:style-name="Standard"/>
      <text:p text:style-name="Standard">SpringBoot MyBatis starter provides the following MyBatis configuration parameters which we can use to customize MyBatis settings <text:span text:style-name="T90">in application.properties file</text:span>.</text:p>
      <text:h text:style-name="P201" text:outline-level="2"><text:bookmark-start text:name="__RefHeading___Toc1380_1703179527"/>8. Application.properties:<text:bookmark-end text:name="__RefHeading___Toc1380_1703179527"/></text:h>
      <text:p text:style-name="Standard">mybatis.config = mybatis config file name</text:p>
      <text:p text:style-name="Standard">mybatis.mapperLocations = <text:span text:style-name="T81">classpath*:**/mappers/*.xml</text:span></text:p>
      <text:p text:style-name="Standard">mybatis.typeAliasesPackage = domain object's package</text:p>
      <text:p text:style-name="Standard">mybatis.typeHandlersPackage = handler's package</text:p>
      <text:p text:style-name="Standard"><text:soft-page-break/>mybatis.check-config-location = check the mybatis configuration exists</text:p>
      <text:p text:style-name="Standard">mybatis.executorType = mode of execution. Default is SIMPLE</text:p>
      <text:h text:style-name="P202" text:outline-level="2"><text:bookmark-start text:name="__RefHeading___Toc1382_1703179527"/>9. Application.java:<text:bookmark-end text:name="__RefHeading___Toc1382_1703179527"/></text:h>
      <text:p text:style-name="Standard">@SpringBootApplication</text:p>
      <text:p text:style-name="P87">@MapperScan("com.<text:span text:style-name="T91">ushan</text:span>.demo.mappers")</text:p>
      <text:p text:style-name="Standard">public class Application{</text:p>
      <text:p text:style-name="Standard"><text:s text:c="4"/>public static void main(String[] args)</text:p>
      <text:p text:style-name="Standard"><text:s text:c="4"/>{</text:p>
      <text:p text:style-name="Standard"><text:s text:c="8"/>SpringApplication.run(Application.class, args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384_1703179527"/>10. JUnit Test Class:<text:bookmark-end text:name="__RefHeading___Toc1384_1703179527"/></text:h>
      <text:p text:style-name="Standard">@RunWith(SpringJUnit4ClassRunner.class)</text:p>
      <text:p text:style-name="Standard">@SpringApplicationConfiguration(Application.class)</text:p>
      <text:p text:style-name="Standard">public class ApplicationTests</text:p>
      <text:p text:style-name="Standard">{</text:p>
      <text:p text:style-name="Standard"><text:s text:c="4"/>@Autowired</text:p>
      <text:p text:style-name="Standard"><text:s text:c="4"/>private UserMapper userMapper;</text:p>
      <text:p text:style-name="Standard"><text:s text:c="4"/>@Test</text:p>
      <text:p text:style-name="Standard"><text:s text:c="4"/>public void findAllUsers() {</text:p>
      <text:p text:style-name="Standard"><text:s text:c="8"/>List&lt;User&gt; users = userMapper.findAllUsers();</text:p>
      <text:p text:style-name="Standard"><text:s text:c="8"/>assertNotNull(users);</text:p>
      <text:p text:style-name="Standard"><text:s text:c="8"/>assertTrue(!users.isEmpty());</text:p>
      <text:p text:style-name="Standard"><text:s text:c="4"/>}</text:p>
      <text:p text:style-name="Standard"><text:s text:c="4"/>@Test</text:p>
      <text:p text:style-name="Standard"><text:s text:c="4"/>public void findUserById() {</text:p>
      <text:p text:style-name="Standard"><text:s text:c="8"/>User user = userMapper.findUserById(1);</text:p>
      <text:p text:style-name="Standard"><text:s text:c="8"/>assertNotNull(user);</text:p>
      <text:p text:style-name="Standard"><text:s text:c="4"/>}</text:p>
      <text:p text:style-name="Standard"><text:s text:c="4"/>@Test</text:p>
      <text:p text:style-name="Standard"><text:s text:c="4"/>public void createUser() {</text:p>
      <text:p text:style-name="Standard"><text:s text:c="8"/>User user = new User(0, "<text:span text:style-name="T92">Ushan</text:span>", "<text:span text:style-name="T92">ushan</text:span>@gmail.com");</text:p>
      <text:p text:style-name="Standard"><text:s text:c="8"/>userMapper.insertUser(user);</text:p>
      <text:p text:style-name="Standard"><text:s text:c="8"/>User newUser = userMapper.findUserById(user.getId());</text:p>
      <text:p text:style-name="Standard"><text:s text:c="8"/>assertEquals("<text:span text:style-name="T93">Ushan</text:span>", newUser.getName());</text:p>
      <text:p text:style-name="Standard"><text:s text:c="8"/>assertEquals("<text:span text:style-name="T93">ushan</text:span>@gmail.com", newUser.getEmail());</text:p>
      <text:p text:style-name="Standard"><text:s text:c="4"/>}</text:p>
      <text:p text:style-name="Standard">}</text:p>
      <text:h text:style-name="P190" text:outline-level="1"><text:bookmark-start text:name="__RefHeading___Toc522_1749092315"/><text:soft-page-break/>TOPIC <text:span text:style-name="T98">5</text:span>: <text:span text:style-name="T5">JAVA 8 SHORT NOTES</text:span><text:bookmark-end text:name="__RefHeading___Toc522_1749092315"/></text:h>
      <text:h text:style-name="Heading_20_2" text:outline-level="2"><text:bookmark-start text:name="__RefHeading___Toc561_1406922076"/>1. Default Method in Interface:<text:bookmark-end text:name="__RefHeading___Toc561_1406922076"/></text:h>
      <text:p text:style-name="Standard"><text:tab/><text:span text:style-name="T7">Methods with “</text:span><text:span text:style-name="T10">default</text:span><text:span text:style-name="T7">” keyword can be used to introduce new functionalities into interfaces without breaking the existing classes which implement those interfaces. The </text:span><text:span text:style-name="T10">default</text:span><text:span text:style-name="T7"> methods provide their own definitions, which the implementing classes need not override. This makes the code more manageable. </text:span></text:p>
      <text:p text:style-name="Standard"/>
      <text:p text:style-name="Standard">Example : </text:p>
      <text:p text:style-name="Standard">public interface Remunerate{</text:p>
      <text:p text:style-name="Standard"><text:tab/>public void double add(int a,int b);</text:p>
      <text:p text:style-name="Standard"><text:tab/>public <text:span text:style-name="T9">default</text:span> double addDefault(){</text:p>
      <text:p text:style-name="Standard"><text:tab/><text:tab/><text:span text:style-name="T8">//Default code implementation here.</text:span></text:p>
      <text:p text:style-name="Standard"><text:tab/>}</text:p>
      <text:p text:style-name="Standard">}</text:p>
      <text:p text:style-name="P38"/>
      <text:p text:style-name="P30"/>
      <text:p text:style-name="P30"/>
      <text:p text:style-name="P30">Java 8 – Methods added as default,</text:p>
      <text:p text:style-name="P39"/>
      <text:p text:style-name="P31"><text:span text:style-name="T1">Class / Interface</text:span><text:tab/><text:tab/><text:tab/><text:tab/><text:tab/><text:span text:style-name="T1">New methods</text:span></text:p>
      <text:p text:style-name="P39"><text:tab/>Map<text:tab/><text:tab/><text:tab/><text:tab/>-<text:tab/>getOrDefault, forEach, compute, computeIfAbsent,</text:p>
      <text:p text:style-name="P39"><text:tab/><text:tab/><text:tab/><text:tab/><text:tab/><text:tab/>computeIfPresent, merge, putIfAbsent, remove,</text:p>
      <text:p text:style-name="P39"><text:tab/><text:tab/><text:tab/><text:tab/><text:tab/><text:tab/>replace, replaceAll</text:p>
      <text:p text:style-name="P39"><text:tab/>Iterable<text:tab/><text:tab/><text:tab/>-<text:tab/>forEach, spliterator</text:p>
      <text:p text:style-name="P39"><text:tab/>Iterator<text:tab/><text:tab/><text:tab/><text:tab/>-<text:tab/>forEachRemaining</text:p>
      <text:p text:style-name="P39"><text:tab/>Collection<text:tab/><text:tab/><text:tab/>-<text:tab/>removeIf, stream, parallelStream</text:p>
      <text:p text:style-name="P39"><text:tab/>List<text:tab/><text:tab/><text:tab/><text:tab/>-<text:tab/>replaceAll, sort</text:p>
      <text:p text:style-name="P39"><text:tab/>BitSet<text:tab/><text:tab/><text:tab/><text:tab/>-<text:tab/>stream</text:p>
      <text:p text:style-name="P39"/>
      <text:p text:style-name="P39"/>
      <text:p text:style-name="P39"/>
      <text:h text:style-name="Heading_20_2" text:outline-level="2"><text:bookmark-start text:name="__RefHeading___Toc563_1406922076"/>2. Static method in Interface:<text:bookmark-end text:name="__RefHeading___Toc563_1406922076"/></text:h>
      <text:p text:style-name="Standard"><text:tab/><text:span text:style-name="T11">Static methods are used to provide utility methods for class level access.</text:span></text:p>
      <text:p text:style-name="Standard"/>
      <text:p text:style-name="P41">Example:</text:p>
      <text:p text:style-name="P41">public interface Remunerator{</text:p>
      <text:p text:style-name="P41"><text:tab/>public <text:span text:style-name="T9">static</text:span> double deductForPension(double employeeSalary){</text:p>
      <text:p text:style-name="P41"><text:tab/><text:tab/>return (employeeSalary * PENSION_PERCENTAGE / 100);</text:p>
      <text:p text:style-name="P41"><text:tab/>}</text:p>
      <text:p text:style-name="P41">}</text:p>
      <text:p text:style-name="P41"/>
      <text:p text:style-name="P41">We can use this method as follow,</text:p>
      <text:p text:style-name="P41">employeeSalary - = <text:span text:style-name="T9">Remunerator. deductForPension</text:span>(employeeSalary);</text:p>
      <text:p text:style-name="P41"/>
      <text:p text:style-name="P33">Java 8 Methods added as Static,</text:p>
      <text:p text:style-name="P33"/>
      <text:p text:style-name="P32"><text:span text:style-name="T1">Class / Interface</text:span><text:tab/><text:tab/><text:tab/><text:tab/><text:tab/><text:span text:style-name="T1">New methods</text:span></text:p>
      <text:p text:style-name="P40"><text:soft-page-break/><text:tab/><text:span text:style-name="T12">Comparator</text:span><text:tab/><text:tab/><text:tab/>-<text:tab/><text:span text:style-name="T12">comparingInt, comparingDouble, comparingLong, </text:span></text:p>
      <text:p text:style-name="P40"><text:tab/><text:tab/><text:tab/><text:tab/><text:tab/><text:tab/><text:span text:style-name="T12">naturalOrder, nullsFirst, nullsLast, reverseOrder</text:span></text:p>
      <text:p text:style-name="P40"/>
      <text:p text:style-name="P42"/>
      <text:h text:style-name="Heading_20_2" text:outline-level="2"><text:bookmark-start text:name="__RefHeading___Toc565_1406922076"/>3. Repeating Annotations:<text:bookmark-end text:name="__RefHeading___Toc565_1406922076"/></text:h>
      <text:p text:style-name="P43"/>
      <text:p text:style-name="P43">Example:</text:p>
      <text:p text:style-name="P43"><text:span text:style-name="T13">@Repeatable(value=</text:span><text:span text:style-name="T16">Authors.class</text:span><text:span text:style-name="T9">)</text:span></text:p>
      <text:p text:style-name="P43">public @interface Author{</text:p>
      <text:p text:style-name="P43"><text:tab/>String name();</text:p>
      <text:p text:style-name="P43"><text:tab/>String method();</text:p>
      <text:p text:style-name="P43">}</text:p>
      <text:p text:style-name="P43"/>
      <text:p text:style-name="P44">public @interface Authors{</text:p>
      <text:p text:style-name="P44"><text:tab/>Author[] value();</text:p>
      <text:p text:style-name="P44">}</text:p>
      <text:p text:style-name="P44"/>
      <text:p text:style-name="P45">Usage:</text:p>
      <text:p text:style-name="P45">@Author(name=”John”,method=”method1()”)</text:p>
      <text:p text:style-name="P45">@Author(name=”Mark”,method=”method2()”)</text:p>
      <text:p text:style-name="P45">@Author(name=”James”,method=”method3()”)</text:p>
      <text:p text:style-name="P46">public class className{</text:p>
      <text:p text:style-name="P46"><text:tab/>public void method1(){<text:span text:style-name="T17">//implementation here</text:span>}</text:p>
      <text:p text:style-name="P46"><text:tab/>public int method2(){<text:span text:style-name="T17">//implementation here</text:span>}</text:p>
      <text:p text:style-name="P46"><text:tab/>public String method3(){<text:span text:style-name="T17">//implementation here</text:span>}</text:p>
      <text:p text:style-name="P46">}</text:p>
      <text:p text:style-name="P46"/>
      <text:p text:style-name="P46"/>
      <text:h text:style-name="Heading_20_2" text:outline-level="2"/>
      <text:h text:style-name="Heading_20_2" text:outline-level="2"><text:bookmark-start text:name="__RefHeading___Toc567_1406922076"/>4. Lambda Expressions:<text:bookmark-end text:name="__RefHeading___Toc567_1406922076"/></text:h>
      <text:h text:style-name="Heading_20_3" text:outline-level="3"><text:bookmark-start text:name="__RefHeading___Toc895_807012434"/>4.1 <text:span text:style-name="T94">Syntax:</text:span><text:bookmark-end text:name="__RefHeading___Toc895_807012434"/></text:h>
      <text:p text:style-name="P121"><text:tab/><text:span text:style-name="T13">(argument)-&gt;(body)</text:span></text:p>
      <text:p text:style-name="P122">1. An <text:span text:style-name="T27">argument list</text:span>: It should be exactly the same (in terms of number, type and order of arguments) as that of the abstract method in the interface.</text:p>
      <text:p text:style-name="P122">For Example: </text:p>
      <text:list xml:id="list3079906890" text:style-name="L11">
        <text:list-item>
          <text:p text:style-name="P167">( ) -&gt; {System.out.println(“No argument”);}</text:p>
        </text:list-item>
        <text:list-item>
          <text:p text:style-name="P167">(int arg1, String arg2) -&gt; <text:span text:style-name="T18">{System.out.println(“Multiple arguments”);</text:span></text:p>
        </text:list-item>
      </text:list>
      <text:p text:style-name="P123">Arguments types can be eliminated, making them inferred types. i.e. (int x) and <text:s/>(x) are same.</text:p>
      <text:p text:style-name="P123">Also, parenthesis ( ) can be eliminated if there is only one arguments.</text:p>
      <text:list xml:id="list2656156476" text:style-name="L12">
        <text:list-item>
          <text:p text:style-name="P168">X -&gt; { return X*X; }</text:p>
        </text:list-item>
      </text:list>
      <text:p text:style-name="P124"><text:soft-page-break/>2. The <text:span text:style-name="T27">arrow</text:span> (-&gt;) token</text:p>
      <text:p text:style-name="P124">3. <text:span text:style-name="T39">The </text:span><text:span text:style-name="T28">body</text:span><text:span text:style-name="T39">: It can be a single statement or a block.</text:span></text:p>
      <text:p text:style-name="P125">If it contains a single statement curly brackets are not mandatory, and the return type of the anonymous function becomes the same as that of the body expression.</text:p>
      <text:list xml:id="list3399333879" text:style-name="L13">
        <text:list-item>
          <text:p text:style-name="P169">(e1, e2) -&gt; e1.getCountry().compareTo(e2.getCountry())</text:p>
        </text:list-item>
      </text:list>
      <text:p text:style-name="P126">If the body contains a block of statements, they should be enclosed within curly brackets. And return statement, if required, should be given.</text:p>
      <text:list xml:id="list3598714965" text:style-name="L14">
        <text:list-item>
          <text:p text:style-name="P170">(e1, e2) -&gt; {</text:p>
          <text:list>
            <text:list-header>
              <text:p text:style-name="P170">int value = e1.getCountry().compareTo(e2.getCountry());</text:p>
              <text:p text:style-name="P170">return value;</text:p>
            </text:list-header>
          </text:list>
          <text:p text:style-name="P170">}</text:p>
        </text:list-item>
      </text:list>
      <text:p text:style-name="P127">Note : Inferred and declared types cannot be used together, i.e. (int x, y) -&gt; x+y; is invalid.</text:p>
      <text:p text:style-name="P128">Example :</text:p>
      <text:p text:style-name="P47"><text:span text:style-name="Source_20_Text"><text:span text:style-name="T43">// </text:span></text:span><text:span text:style-name="Source_20_Text"><text:span text:style-name="T44">Classic</text:span></text:span><text:span text:style-name="Source_20_Text"><text:span text:style-name="T43"> Runnable</text:span></text:span></text:p>
      <text:p text:style-name="P47"><text:span text:style-name="Source_20_Text"><text:span text:style-name="T47">Thread thread1 = </text:span></text:span><text:span text:style-name="Source_20_Text"><text:span text:style-name="T52">new</text:span></text:span><text:span text:style-name="T40"> </text:span><text:span text:style-name="Source_20_Text"><text:span text:style-name="T47">Thread(</text:span></text:span><text:span text:style-name="Source_20_Text"><text:span text:style-name="T52">new</text:span></text:span><text:span text:style-name="T40"> </text:span><text:span text:style-name="Source_20_Text"><text:span text:style-name="T47">Runnable() {</text:span></text:span></text:p>
      <text:p text:style-name="P109"><text:span text:style-name="Source_20_Text"><text:span text:style-name="T53">    </text:span></text:span><text:span text:style-name="Source_20_Text"><text:span text:style-name="T55">@Override</text:span></text:span></text:p>
      <text:p text:style-name="P109"><text:span text:style-name="Source_20_Text"><text:span text:style-name="T53">    </text:span></text:span><text:span text:style-name="Source_20_Text"><text:span text:style-name="T52">public</text:span></text:span><text:span text:style-name="T40"> </text:span><text:span text:style-name="Source_20_Text"><text:span text:style-name="T52">void</text:span></text:span><text:span text:style-name="T40"> </text:span><text:span text:style-name="Source_20_Text"><text:span text:style-name="T47">run(){</text:span></text:span></text:p>
      <text:p text:style-name="P109"><text:span text:style-name="Source_20_Text"><text:span text:style-name="T53">        </text:span></text:span><text:span text:style-name="Source_20_Text"><text:span text:style-name="T47">System.out.println(</text:span></text:span><text:span text:style-name="Source_20_Text"><text:span text:style-name="T51">"Task #1 is running"</text:span></text:span><text:span text:style-name="Source_20_Text"><text:span text:style-name="T47">);</text:span></text:span></text:p>
      <text:p text:style-name="P109"><text:span text:style-name="Source_20_Text"><text:span text:style-name="T53">    </text:span></text:span><text:span text:style-name="Source_20_Text"><text:span text:style-name="T47">}</text:span></text:span></text:p>
      <text:p text:style-name="P109"><text:span text:style-name="Source_20_Text"><text:span text:style-name="T47">});</text:span></text:span></text:p>
      <text:p text:style-name="P109"><text:span text:style-name="Source_20_Text"><text:span text:style-name="T47">thread1.start();</text:span></text:span></text:p>
      <text:p text:style-name="P129"/>
      <text:p text:style-name="P130"><text:span text:style-name="T20"><text:s/></text:span><text:span text:style-name="Source_20_Text"><text:span text:style-name="T45">// Lambda Runnable</text:span></text:span></text:p>
      <text:p text:style-name="P130"><text:span text:style-name="Source_20_Text"><text:span text:style-name="T47">Runnable task2 = () -&gt; { System.out.println(</text:span></text:span><text:span text:style-name="Source_20_Text"><text:span text:style-name="T51">"Task #2 is running"</text:span></text:span><text:span text:style-name="Source_20_Text"><text:span text:style-name="T47">); };</text:span></text:span></text:p>
      <text:p text:style-name="P109"><text:span text:style-name="Source_20_Text"><text:span text:style-name="T52">new</text:span></text:span><text:span text:style-name="T40"> </text:span><text:span text:style-name="Source_20_Text"><text:span text:style-name="T47">Thread(task2).start();</text:span></text:span></text:p>
      <text:h text:style-name="Heading_20_3" text:outline-level="3"><text:bookmark-start text:name="__RefHeading___Toc897_807012434"/>4.2 Functional Interface:<text:bookmark-end text:name="__RefHeading___Toc897_807012434"/></text:h>
      <text:p text:style-name="P131">These interfaces have only one abstract method. Though they can have multiple static or default methods, and can also override some methods from java.lang.Object.</text:p>
      <text:p text:style-name="P131">Hence, a lamda expressions can only appear in places where a functional interface is used.</text:p>
      <text:p text:style-name="P112"><text:span text:style-name="Source_20_Text"><text:span text:style-name="T55">@</text:span></text:span><text:span text:style-name="Source_20_Text"><text:span text:style-name="T56">FunctionalInterface</text:span></text:span></text:p>
      <text:p text:style-name="P48"><text:span text:style-name="Source_20_Text"><text:span text:style-name="T48">interface Shape</text:span></text:span><text:span text:style-name="Source_20_Text"><text:span text:style-name="T47"> {</text:span></text:span></text:p>
      <text:p text:style-name="P111"><text:span text:style-name="Source_20_Text"><text:span text:style-name="T54"><text:tab/></text:span></text:span><text:span text:style-name="Source_20_Text"><text:span text:style-name="T48">void draw</text:span></text:span><text:span text:style-name="Source_20_Text"><text:span text:style-name="T47">();<text:tab/></text:span></text:span><text:span text:style-name="Source_20_Text"><text:span text:style-name="T45">// </text:span></text:span><text:span text:style-name="Source_20_Text"><text:span text:style-name="T46">The only abstract method</text:span></text:span></text:p>
      <text:p text:style-name="P110"><text:span text:style-name="Source_20_Text"><text:span text:style-name="T48">}</text:span></text:span></text:p>
      <text:p text:style-name="P131"><text:s/></text:p>
      <text:p text:style-name="P151">While working with lambda expressions, the compiler is responsible for inferring its type.</text:p>
      <text:p text:style-name="P151">For Example:</text:p>
      <text:p text:style-name="P106"><text:span text:style-name="T82">Collections.</text:span><text:span text:style-name="T85">sort</text:span><text:span text:style-name="T82">(</text:span><text:span text:style-name="T131">empList</text:span><text:span text:style-name="T82">, (</text:span><text:span text:style-name="T131">employee1</text:span><text:span text:style-name="T82">,</text:span><text:span text:style-name="T131">employee2</text:span><text:span text:style-name="T82">) - &gt;<text:tab/></text:span><text:span text:style-name="T131">employee1.getCountry()</text:span><text:span text:style-name="T82">.compareTo(</text:span><text:span text:style-name="T131">employee2.getCountry()</text:span><text:span text:style-name="T82">));</text:span></text:p>
      <text:p text:style-name="P132"/>
      <text:h text:style-name="P218" text:outline-level="3"><text:bookmark-start text:name="__RefHeading___Toc3082_3997058076"/><text:soft-page-break/>4.<text:span text:style-name="T135">3</text:span> <text:span text:style-name="T135">Method References</text:span>:<text:bookmark-end text:name="__RefHeading___Toc3082_3997058076"/></text:h>
      <text:p text:style-name="P152">While working with lambda expressions, the compiler is responsible for inferring its type.</text:p>
      <text:p text:style-name="P153">For Example:</text:p>
      <text:p text:style-name="P144">When we have one method in pojo as below,</text:p>
      <text:p text:style-name="P107"><text:span text:style-name="T138">public</text:span><text:span text:style-name="T82"> </text:span><text:span text:style-name="T136">static</text:span><text:span text:style-name="T82"> </text:span><text:span text:style-name="T136">int</text:span><text:span text:style-name="T82"> compareByCountry(</text:span><text:span text:style-name="T86">Employee</text:span><text:span text:style-name="T82"> </text:span><text:span text:style-name="T131">employee1</text:span><text:span text:style-name="T82">, </text:span><text:span text:style-name="T86">Employee</text:span><text:span text:style-name="T82"> </text:span><text:span text:style-name="T131">employee2</text:span><text:span text:style-name="T82">) {</text:span></text:p>
      <text:p text:style-name="P114"><text:span text:style-name="T82"><text:tab/><text:tab/></text:span><text:span text:style-name="T137">return</text:span><text:span text:style-name="T87"> </text:span><text:span text:style-name="T133">employee1</text:span><text:span text:style-name="T87">.getCountry().compareTo(</text:span><text:span text:style-name="T133">employee2</text:span><text:span text:style-name="T87">.getCountry());</text:span></text:p>
      <text:p text:style-name="P24"><text:tab/>}</text:p>
      <text:p text:style-name="P144">The Lambda to use this would be look like:</text:p>
      <text:p text:style-name="P107"><text:span text:style-name="T83">empList</text:span><text:span text:style-name="T82">.</text:span><text:span text:style-name="T85">sort</text:span><text:span text:style-name="T82">((</text:span><text:span text:style-name="T131">employee1</text:span><text:span text:style-name="T82">,</text:span><text:span text:style-name="T131">employee2</text:span><text:span text:style-name="T82">) - &gt;<text:tab/><text:tab/><text:tab/><text:tab/><text:tab/><text:tab/><text:tab/><text:tab/><text:tab/><text:tab/></text:span><text:span text:style-name="T134">Employee</text:span><text:span text:style-name="T132">.</text:span><text:span text:style-name="T83">compareByCountry</text:span><text:span text:style-name="T132">(employee1,employee2</text:span><text:span text:style-name="T82">);</text:span></text:p>
      <text:p text:style-name="P154">In such cases where a lambda expressions simply calls an existing method, it can be written as:</text:p>
      <text:p text:style-name="P108"><text:span text:style-name="T84">e</text:span><text:span text:style-name="T83">mpList</text:span><text:span text:style-name="T82">.</text:span><text:span text:style-name="T85">sort</text:span><text:span text:style-name="T82">(</text:span><text:span text:style-name="T134">Employee::</text:span><text:span text:style-name="T83">compareByCountry</text:span><text:span text:style-name="T84">)</text:span><text:span text:style-name="T82">;</text:span></text:p>
      <text:p text:style-name="P25"/>
      <text:p text:style-name="P155">This is the <text:span text:style-name="T117">method reference</text:span> syntax for lambda expressions which makes the expressin compact and easy to read. It can be used whenever methods already exist with a name.</text:p>
      <text:h text:style-name="P219" text:outline-level="3"><text:bookmark-start text:name="__RefHeading___Toc3084_3997058076"/>4.<text:span text:style-name="T139">4</text:span> <text:span text:style-name="T143">Traversing Collections using Lambda</text:span>:<text:bookmark-end text:name="__RefHeading___Toc3084_3997058076"/></text:h>
      <text:p text:style-name="P137">Remember traversing collections using iterators? It requires the developer to take care of:</text:p>
      <text:list xml:id="list3896600191" text:style-name="L15">
        <text:list-item>
          <text:p text:style-name="P173"><text:span text:style-name="Strong_20_Emphasis"><text:span text:style-name="T41">How </text:span></text:span><text:span text:style-name="T42">- creating the iterator, looping through it, and checking for more elements</text:span></text:p>
        </text:list-item>
        <text:list-item>
          <text:p text:style-name="P173"><text:span text:style-name="Strong_20_Emphasis"><text:span text:style-name="T41">What </text:span></text:span><text:span text:style-name="T42">- the business functionality</text:span></text:p>
        </text:list-item>
      </text:list>
      <text:p text:style-name="P115">Similar steps need to be followed while using the for-each loop:</text:p>
      <text:p text:style-name="P119"><text:span text:style-name="T140">for</text:span><text:span text:style-name="T141"> (</text:span><text:span text:style-name="T142">Employee</text:span><text:span text:style-name="T141"> emp : empList) { <text:s text:c="3"/></text:span></text:p>
      <text:p text:style-name="P119"><text:span text:style-name="T141"><text:tab/></text:span><text:span text:style-name="T142">System</text:span><text:span text:style-name="T141">.</text:span><text:span text:style-name="T140">out</text:span><text:span text:style-name="T141">.println(emp.getCountry());</text:span></text:p>
      <text:p text:style-name="P120">}</text:p>
      <text:p text:style-name="P132"><text:span text:style-name="T42">This is a perfect example for external iteration.</text:span><text:line-break/><text:span text:style-name="T42">Don't you think it would have been easier if the developer could concentrate only on the </text:span><text:span text:style-name="Strong_20_Emphasis"><text:span text:style-name="T41">What </text:span></text:span><text:span text:style-name="T42">part?</text:span></text:p>
      <text:p text:style-name="P135">Java provides internal iteration using Lambda expressions to solve this problem.<text:line-break/>forEach() method of Collection interface will fit this scenario.</text:p>
      <text:p text:style-name="P120">empList.forEach(</text:p>
      <text:p text:style-name="P119"><text:span text:style-name="T141"><text:tab/>emp -&gt; </text:span><text:span text:style-name="T142">System</text:span><text:span text:style-name="T141">.</text:span><text:span text:style-name="T140">out</text:span><text:span text:style-name="T141">.println(emp.getCountry())</text:span></text:p>
      <text:p text:style-name="P120">); </text:p>
      <text:p text:style-name="Text_20_body"/>
      <text:p text:style-name="P136">This allows the developer to focus on what needs to be done while doing away with other boilerplate code.<text:line-break/></text:p>
      <text:p text:style-name="P136"><text:soft-page-break/>The above is possible due to the addition of a default method to Iterable Interface in Java 8. It accepts a Consumer functional interface:</text:p>
      <text:p text:style-name="P118"><text:span text:style-name="T140">default</text:span><text:span text:style-name="T141"> </text:span><text:span text:style-name="T140">void</text:span><text:span text:style-name="T141"> forEach(</text:span><text:span text:style-name="T142">Consumer</text:span><text:span text:style-name="T141">&lt;? </text:span><text:span text:style-name="T140">super</text:span><text:span text:style-name="T141"> T&gt; action)</text:span></text:p>
      <text:p text:style-name="P132"/>
      <text:h text:style-name="P203" text:outline-level="2"><text:bookmark-start text:name="__RefHeading___Toc3086_3997058076"/><text:span text:style-name="T144">5</text:span>. <text:span text:style-name="T144">Streams</text:span>:<text:bookmark-end text:name="__RefHeading___Toc3086_3997058076"/></text:h>
      <text:p text:style-name="P132"><text:span text:style-name="T42">A Stream denotes the flow of a </text:span><text:span text:style-name="Strong_20_Emphasis"><text:span text:style-name="T41">group of elements in sequence </text:span></text:span><text:span text:style-name="T42">from a specific </text:span><text:span text:style-name="Strong_20_Emphasis"><text:span text:style-name="T41">source</text:span></text:span><text:span text:style-name="T42">, and supports different </text:span><text:span text:style-name="Strong_20_Emphasis"><text:span text:style-name="T41">data processing operations</text:span></text:span><text:span text:style-name="T42">.<text:line-break/>In other words, it provides an abstraction over an existing collection.</text:span></text:p>
      <text:p text:style-name="P117"><text:span text:style-name="T42">The </text:span><text:span text:style-name="Emphasis"><text:span text:style-name="T42">group of elements in sequence </text:span></text:span><text:span text:style-name="T42">belongs to a specific type, and can have </text:span><text:span text:style-name="Emphasis"><text:span text:style-name="T42">sources </text:span></text:span><text:span text:style-name="T42">like collections, I/O resources or arrays.</text:span></text:p>
      <text:p text:style-name="P117"><text:span text:style-name="T42">The </text:span><text:span text:style-name="Emphasis"><text:span text:style-name="T42">data processing operations </text:span></text:span><text:span text:style-name="T42">like filter, map, sort, count, etc. can be easily used to manipulate the data in a stream.</text:span></text:p>
      <text:p text:style-name="P116"/>
      <text:p text:style-name="P115">The Stream interface is available in the <text:span text:style-name="T27">java.util.stream</text:span> package, and can be of any specified type - <text:span text:style-name="T112">Stream&lt;Integer&gt;</text:span>, <text:span text:style-name="T112">Stream&lt;Employee&gt;,</text:span> etc.</text:p>
      <text:p text:style-name="P115"><text:span text:style-name="T145">Now</text:span>, it's time to understand how to create streams from various sources.</text:p>
      <text:h text:style-name="P220" text:outline-level="3"><text:span text:style-name="T146">5.1</text:span> <text:span text:style-name="T146">Types of Operations</text:span>:</text:h>
      <text:p text:style-name="P135">The operations in Streams can be classified as:</text:p>
      <text:p text:style-name="P172"><text:span text:style-name="T42"/></text:p>
      <text:p text:style-name="P116"><text:bookmark text:name="img1"/></text:p>
      <text:p text:style-name="P187"><text:line-break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h text:style-name="P191" text:outline-level="1"><text:bookmark-start text:name="__RefHeading___Toc2019_526912512"/>TOPIC <text:span text:style-name="T98">6</text:span>: Angular JS 6 NOTES<text:bookmark-end text:name="__RefHeading___Toc2019_526912512"/></text:h>
      <text:h text:style-name="P204" text:outline-level="2"><text:bookmark-start text:name="__RefHeading___Toc2021_526912512"/>1. <text:span text:style-name="T95">What and Why?</text:span>:<text:bookmark-end text:name="__RefHeading___Toc2021_526912512"/></text:h>
      <text:list xml:id="list1087336475" text:style-name="L16">
        <text:list-item>
          <text:p text:style-name="P174">Framework to build client side applications.</text:p>
        </text:list-item>
        <text:list-item>
          <text:p text:style-name="P174">Greate for Single page applications</text:p>
        </text:list-item>
        <text:list-item>
          <text:p text:style-name="P174">Modular approach</text:p>
        </text:list-item>
        <text:list-item>
          <text:p text:style-name="P174">Because of componants there are lots of Re-Usable codes.</text:p>
        </text:list-item>
        <text:list-item>
          <text:p text:style-name="P174">Unit Testable.</text:p>
        </text:list-item>
        <text:list-item>
          <text:p text:style-name="P175">It is from Google team and make use of Microsoft’s product Typescript.</text:p>
        </text:list-item>
      </text:list>
      <text:h text:style-name="P205" text:outline-level="2"><text:bookmark-start text:name="__RefHeading___Toc2023_526912512"/>2. Angular’s History:<text:bookmark-end text:name="__RefHeading___Toc2023_526912512"/></text:h>
      <text:p text:style-name="P138">2010 – Angular JS (Controller Approach)</text:p>
      <text:p text:style-name="P138">2016 – Angular version 2 <text:span text:style-name="T96">+ </text:span>(onwards Componant Approach)</text:p>
      <text:h text:style-name="P206" text:outline-level="2"><text:bookmark-start text:name="__RefHeading___Toc3976_526912512"/>3. Angular’s Architecture:<text:bookmark-end text:name="__RefHeading___Toc3976_526912512"/></text:h>
      <text:p text:style-name="P139"/>
      <text:p text:style-name="P139"><draw:frame draw:style-name="fr1" draw:name="Image1" text:anchor-type="paragraph" svg:x="0.9cm" svg:y="-0.012cm" svg:width="13.878cm" svg:height="6.906cm" draw:z-index="0"><draw:image xlink:href="Pictures/10000201000002770000013A8BA35BAD8E96292D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1" draw:name="Image2" text:anchor-type="paragraph" svg:x="1.787cm" svg:y="0.303cm" svg:width="13.428cm" svg:height="6.599cm" draw:z-index="1"><draw:image xlink:href="Pictures/100002010000027B00000138E352BDEDF993C190.png" xlink:type="simple" xlink:show="embed" xlink:actuate="onLoad" loext:mime-type="image/png"/></draw:frame></text:p>
      <text:p text:style-name="P138"/>
      <text:p text:style-name="P140"><draw:frame draw:style-name="fr2" draw:name="Image3" text:anchor-type="paragraph" svg:width="13.245cm" svg:height="6.6cm" draw:z-index="2"><draw:image xlink:href="Pictures/10000201000002780000013BE48D68B62861616B.png" xlink:type="simple" xlink:show="embed" xlink:actuate="onLoad" loext:mime-type="image/png"/></draw:frame></text:p>
      <text:p text:style-name="P140"><draw:frame draw:style-name="fr1" draw:name="Image4" text:anchor-type="paragraph" svg:x="1.924cm" svg:y="0.991cm" svg:width="13.298cm" svg:height="6.542cm" draw:z-index="3"><draw:image xlink:href="Pictures/1000020100000270000001339CBF9316A4EDD608.png" xlink:type="simple" xlink:show="embed" xlink:actuate="onLoad" loext:mime-type="image/png"/></draw:frame><text:soft-page-break/></text:p>
      <text:p text:style-name="P140"/>
      <text:p text:style-name="P140"/>
      <text:list xml:id="list516043169" text:style-name="L17">
        <text:list-item>
          <text:p text:style-name="P176">Angular app – one or more modules</text:p>
        </text:list-item>
        <text:list-item>
          <text:p text:style-name="P176">Module – one or more componants and services</text:p>
        </text:list-item>
        <text:list-item>
          <text:p text:style-name="P176">Componants – HTML + Class</text:p>
        </text:list-item>
        <text:list-item>
          <text:p text:style-name="P176">Services – Business Logic</text:p>
        </text:list-item>
        <text:list-item>
          <text:p text:style-name="P176">Modules interact and ultimatly render the view in the browser.</text:p>
        </text:list-item>
      </text:list>
      <text:h text:style-name="P207" text:outline-level="2"><text:bookmark-start text:name="__RefHeading___Toc2057_1832673698"/>4. Important files in Angular app:<text:bookmark-end text:name="__RefHeading___Toc2057_1832673698"/></text:h>
      <text:list xml:id="list2652409152" text:style-name="L18">
        <text:list-item>
          <text:p text:style-name="P177">Package.json<text:tab/>-<text:tab/>It contains all dependencies of angular app.</text:p>
        </text:list-item>
        <text:list-item>
          <text:p text:style-name="P177">Node.modules -<text:tab/>All the packages get copies here.</text:p>
        </text:list-item>
        <text:list-item>
          <text:p text:style-name="P177">Src/main.ts <text:tab/>- <text:tab/>This is the entry point to angular app</text:p>
        </text:list-item>
        <text:list-item>
          <text:p text:style-name="P177">Src/app/app.module.ts – Root module of angular app</text:p>
        </text:list-item>
        <text:list-item>
          <text:p text:style-name="P177">Src/app/app.componant.ts – Root componant of angular app<text:tab/><text:span text:style-name="T27">Class</text:span></text:p>
        </text:list-item>
        <text:list-item>
          <text:p text:style-name="P177">Src/app/app.componant.html – Contains html template <text:tab/><text:tab/><text:span text:style-name="T27">HTML</text:span></text:p>
        </text:list-item>
      </text:list>
      <text:h text:style-name="P208" text:outline-level="2"><text:bookmark-start text:name="__RefHeading___Toc2059_1832673698"/><text:soft-page-break/>5. Componants:<text:bookmark-end text:name="__RefHeading___Toc2059_1832673698"/></text:h>
      <text:p text:style-name="P141"><draw:frame draw:style-name="fr2" draw:name="Image5" text:anchor-type="paragraph" svg:width="16.298cm" svg:height="6.297cm" draw:z-index="4"><draw:image xlink:href="Pictures/1000020100000268000000EE888D9CBE0A690458.png" xlink:type="simple" xlink:show="embed" xlink:actuate="onLoad" loext:mime-type="image/png"/></draw:frame>App.components.ts:</text:p>
      <text:p text:style-name="Standard">@Component({</text:p>
      <text:p text:style-name="Standard"><text:tab/>selector: 'app-root',<text:tab/>-<text:tab/><text:span text:style-name="T100">1</text:span></text:p>
      <text:p text:style-name="Standard"><text:tab/>templateUrl: './app.component.html',<text:tab/>-<text:tab/><text:span text:style-name="T100">2</text:span></text:p>
      <text:p text:style-name="Standard"><text:tab/>styleUrls: ['./app.component.css']<text:tab/>-<text:tab/><text:span text:style-name="T100">3</text:span></text:p>
      <text:p text:style-name="Standard">})</text:p>
      <text:p text:style-name="Standard"><text:tab/><text:span text:style-name="T27">1:</text:span></text:p>
      <text:list xml:id="list1061138480" text:style-name="L19">
        <text:list-item>
          <text:p text:style-name="P178">selector: 'app-root' - &lt;app-root&gt;</text:p>
        </text:list-item>
        <text:list-item>
          <text:p text:style-name="P179">selector:'.app-root' - <text:span text:style-name="T97">&lt;div class=’app-root’&gt;&lt;/div&gt;</text:span></text:p>
        </text:list-item>
        <text:list-item>
          <text:p text:style-name="P180">selector:'<text:span text:style-name="T99">[</text:span>app-root<text:span text:style-name="T99">]</text:span>' - <text:span text:style-name="T99">&lt;div app-root&gt;&lt;/div&gt;</text:span></text:p>
        </text:list-item>
      </text:list>
      <text:p text:style-name="P142"><text:tab/><text:span text:style-name="T32">2:</text:span></text:p>
      <text:list xml:id="list3035028503" text:style-name="L20">
        <text:list-item>
          <text:p text:style-name="P181"><text:span text:style-name="T102">templateUrl:</text:span>'./app.component.html'</text:p>
        </text:list-item>
      </text:list>
      <text:list xml:id="list2073624113" text:style-name="L21">
        <text:list-item>
          <text:p text:style-name="P182">template:’&lt;div&gt;Inline template&lt;/div&gt;’</text:p>
        </text:list-item>
        <text:list-item>
          <text:p text:style-name="P182">template:`&lt;div&gt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3"><text:span text:style-name="T101">Inline template<text:tab/>-<text:tab/></text:span><text:span text:style-name="T104">Multiline templa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3"><text:tab/><text:tab/><text:tab/> <text:s text:c="4"/>&lt;/div&gt;`</text:p>
      <text:h text:style-name="Heading_20_2" text:outline-level="2"><text:bookmark-start text:name="__RefHeading___Toc2214_2489595719"/>6. Interpolation:<text:bookmark-end text:name="__RefHeading___Toc2214_2489595719"/></text:h>
      <text:p text:style-name="P148">With the interpolation we can bind data from the class to html template.</text:p>
      <text:h text:style-name="Heading_20_3" text:outline-level="3"><text:bookmark-start text:name="__RefHeading___Toc2216_2489595719"/>6.1 Things can be done in Interpolation:<text:bookmark-end text:name="__RefHeading___Toc2216_2489595719"/></text:h>
      <text:p text:style-name="Standard">@Component({</text:p>
      <text:p text:style-name="Standard"><text:tab/>selector: 'app-test',</text:p>
      <text:p text:style-name="Standard"><text:tab/>template: `</text:p>
      <text:p text:style-name="Standard"><text:tab/><text:tab/>&lt;h2&gt;</text:p>
      <text:p text:style-name="Standard"><text:tab/><text:tab/><text:tab/>Welcome <text:span text:style-name="T27">{{name}}</text:span><text:span text:style-name="T101"><text:tab/>-<text:tab/></text:span><text:span text:style-name="T103">Interpolation Render</text:span></text:p>
      <text:p text:style-name="Standard"><text:tab/><text:tab/>&lt;/h2&gt;</text:p>
      <text:p text:style-name="Standard"><text:tab/><text:tab/><text:span text:style-name="T105">&lt;h2&gt;{{2+2}}&lt;/h2&gt;</text:span></text:p>
      <text:p text:style-name="Standard"><text:soft-page-break/><text:tab/><text:tab/><text:span text:style-name="T105">&lt;h2&gt;{{“Welcome” + name}}&lt;/h2&gt;</text:span></text:p>
      <text:p text:style-name="Standard"><text:tab/><text:tab/><text:span text:style-name="T106">&lt;h2&gt;{{name.length}}&lt;/h2&gt;</text:span></text:p>
      <text:p text:style-name="P91"><text:tab/><text:tab/><text:span text:style-name="T106">&lt;h2&gt;{{greetUser()}}&lt;/h2&gt;</text:span></text:p>
      <text:p text:style-name="Standard"><text:tab/>`,</text:p>
      <text:p text:style-name="Standard"><text:tab/>styles: []</text:p>
      <text:p text:style-name="Standard">})</text:p>
      <text:p text:style-name="P145"/>
      <text:p text:style-name="Standard">export class TestComponent implements OnInit {</text:p>
      <text:p text:style-name="Standard"><text:tab/><text:span text:style-name="T27">public name = "Ushan";<text:tab/><text:tab/></text:span><text:span text:style-name="T101">-<text:tab/></text:span><text:span text:style-name="T103">Interpolation from Class</text:span></text:p>
      <text:p text:style-name="Standard"><text:tab/>constructor() { }</text:p>
      <text:p text:style-name="Standard"><text:tab/>ngOnInit() {}</text:p>
      <text:p text:style-name="Standard"><text:tab/></text:p>
      <text:p text:style-name="P91"><text:tab/><text:span text:style-name="T106">greetUser(){</text:span></text:p>
      <text:p text:style-name="P94"><text:tab/><text:tab/>return “Hello “ + this.name;</text:p>
      <text:p text:style-name="P94"><text:tab/>}</text:p>
      <text:p text:style-name="Standard">}</text:p>
      <text:p text:style-name="P90"/>
      <text:p text:style-name="P146"/>
      <text:p text:style-name="P147"/>
      <text:p text:style-name="P147"/>
      <text:p text:style-name="P147"/>
      <text:h text:style-name="P221" text:outline-level="3"><text:bookmark-start text:name="__RefHeading___Toc2218_2489595719"/>6.2 Things can not be done in Interpolation:<text:bookmark-end text:name="__RefHeading___Toc2218_2489595719"/></text:h>
      <text:p text:style-name="P92">@Component({</text:p>
      <text:p text:style-name="P92"><text:tab/>selector: 'app-test',</text:p>
      <text:p text:style-name="P92"><text:tab/>template: `</text:p>
      <text:p text:style-name="P93"><text:tab/><text:tab/><text:span text:style-name="T107">&lt;h2&gt;{{a=2+2}}&lt;/h2&gt;<text:tab/>-<text:tab/></text:span><text:span text:style-name="T14">Uncaught Error: Template parse errors: </text:span></text:p>
      <text:p text:style-name="P95"><text:tab/><text:tab/><text:tab/><text:tab/>Parser Error: Bindings cannot contain assignments at column </text:p>
      <text:p text:style-name="P93"><text:tab/><text:tab/><text:span text:style-name="T105">&lt;h2&gt;{{window.location.href}}&lt;/h2&gt;<text:tab/>- </text:span><text:span text:style-name="T15">Cannot Read property Location</text:span></text:p>
      <text:p text:style-name="P92"><text:tab/><text:tab/><text:span text:style-name="T106">&lt;h2&gt;{{name.length}}&lt;/h2&gt;</text:span></text:p>
      <text:p text:style-name="P92"><text:tab/><text:tab/><text:span text:style-name="T106">&lt;h2&gt;{{greetUser()}}&lt;/h2&gt;</text:span></text:p>
      <text:p text:style-name="P92"><text:tab/>`,</text:p>
      <text:p text:style-name="P92"><text:tab/>styles: []</text:p>
      <text:p text:style-name="P92">})</text:p>
      <text:p text:style-name="P92"/>
      <text:h text:style-name="P209" text:outline-level="2"><text:bookmark-start text:name="__RefHeading___Toc2543_1274661807"/><text:span text:style-name="T108">7</text:span>. <text:span text:style-name="T108">Property Binding</text:span>:<text:bookmark-end text:name="__RefHeading___Toc2543_1274661807"/></text:h>
      <text:h text:style-name="Heading_20_3" text:outline-level="3"><text:bookmark-start text:name="__RefHeading___Toc2545_1274661807"/><text:span text:style-name="T24">7.</text:span><text:span text:style-name="T19">1 Attributes vs Properties:</text:span><text:bookmark-end text:name="__RefHeading___Toc2545_1274661807"/></text:h>
      <text:list xml:id="list811237592" text:style-name="L22">
        <text:list-item>
          <text:p text:style-name="P171">Attributes and properties are not same.</text:p>
        </text:list-item>
        <text:list-item>
          <text:p text:style-name="P171">Attributes are defined by HTML where Properties are defined by DOM.</text:p>
        </text:list-item>
        <text:list-item>
          <text:p text:style-name="P184"><text:span text:style-name="T19">Attributes initialize DOM properties and then they are done. Attribute values cannot change once they are initialized. </text:span><text:span text:style-name="T25">Property values however can change. </text:span></text:p>
        </text:list-item>
      </text:list>
      <text:p text:style-name="Standard"><text:soft-page-break/>&lt;input <text:span text:style-name="T27">[id]="myId"</text:span> type="text" value="Codevolution"/&gt;<text:tab/><text:tab/><text:tab/>- <text:span text:style-name="T109">P</text:span><text:span text:style-name="T33">roperty binding Will <text:tab/><text:tab/><text:tab/><text:tab/><text:tab/><text:tab/><text:tab/><text:tab/><text:tab/><text:tab/>work</text:span></text:p>
      <text:p text:style-name="Standard">&lt;input [disabled]="<text:span text:style-name="T34">{{</text:span><text:span text:style-name="T27">false</text:span><text:span text:style-name="T34">}}</text:span>" type="text" value="Codevolution"/&gt;<text:tab/>- <text:span text:style-name="T109">I</text:span><text:span text:style-name="T33">nterpolation Will not <text:tab/><text:tab/><text:tab/><text:tab/><text:tab/><text:tab/><text:tab/><text:tab/><text:tab/><text:tab/>work</text:span></text:p>
      <text:p text:style-name="P149"><text:span text:style-name="T25">I</text:span><text:span text:style-name="T19">nside class : public myId = “testId”;</text:span></text:p>
      <text:p text:style-name="P150"><text:span text:style-name="T19">Instead of </text:span><text:span text:style-name="T26">[disabled] </text:span><text:span text:style-name="T19">we can use </text:span><text:span text:style-name="T26">bind-disabled </text:span><text:span text:style-name="T19">too with in tags. </text:span></text:p>
      <text:h text:style-name="P210" text:outline-level="2"><text:bookmark-start text:name="__RefHeading___Toc2547_1274661807"/><text:span text:style-name="T110">8</text:span>. <text:span text:style-name="T110">Class Binding</text:span>:<text:bookmark-end text:name="__RefHeading___Toc2547_1274661807"/></text:h>
      <text:p text:style-name="P96">@Component({</text:p>
      <text:p text:style-name="P96"><text:tab/>selector: 'app-test',</text:p>
      <text:p text:style-name="P96"><text:tab/>template: `</text:p>
      <text:p text:style-name="P96"><text:tab/><text:tab/>&lt;h2 <text:span text:style-name="T27">[class]</text:span>="textDanger"&gt;Ushanandhan M&lt;/h2&gt;</text:p>
      <text:p text:style-name="Standard"><text:tab/><text:tab/>&lt;h2 <text:span text:style-name="T27">[class.text-success]</text:span>="hasSuccess"&gt; Status &lt;/h2&gt;</text:p>
      <text:p text:style-name="Standard"><text:tab/><text:tab/><text:span text:style-name="T126">&lt;h2 </text:span><text:span text:style-name="T35">[ngClass]=”messageClasses”</text:span><text:span text:style-name="T126">&gt;Message Classes &lt;/h2&gt;</text:span></text:p>
      <text:p text:style-name="P96"><text:tab/>`,</text:p>
      <text:p text:style-name="P96"><text:tab/>styles: [<text:span text:style-name="T111">`</text:span></text:p>
      <text:p text:style-name="P102"><text:tab/><text:tab/></text:p>
      <text:p text:style-name="P96"><text:tab/><text:tab/>.text-danger{</text:p>
      <text:p text:style-name="Standard"><text:tab/><text:tab/><text:tab/>color:red;</text:p>
      <text:p text:style-name="Standard"><text:tab/><text:tab/>}</text:p>
      <text:p text:style-name="P96"><text:span text:style-name="T111"><text:tab/>`</text:span>]</text:p>
      <text:p text:style-name="P56">})</text:p>
      <text:p text:style-name="P56"/>
      <text:p text:style-name="Standard">export class TestComponent implements OnInit {</text:p>
      <text:p text:style-name="Standard">public textDanger="text-danger";<text:tab/><text:tab/>-<text:tab/><text:span text:style-name="T113">Class Binding...</text:span></text:p>
      <text:p text:style-name="P97">public hasSuccess=true;</text:p>
      <text:p text:style-name="P100"><text:span text:style-name="T119">p</text:span><text:span text:style-name="T118">ublic isSpecial = false;</text:span></text:p>
      <text:p text:style-name="P99">public messageClasses={</text:p>
      <text:p text:style-name="P99"><text:tab/>“text-success”:!this.hasError,</text:p>
      <text:p text:style-name="P99"><text:tab/>“text-danger”:this.hasError,</text:p>
      <text:p text:style-name="P99"><text:tab/>“text-special”:this.special</text:p>
      <text:p text:style-name="P99">}</text:p>
      <text:p text:style-name="P98"/>
      <text:h text:style-name="P211" text:outline-level="2"><text:bookmark-start text:name="__RefHeading___Toc2549_1274661807"/><text:span text:style-name="T121">9</text:span><text:span text:style-name="T119">. </text:span><text:span text:style-name="T121">Style</text:span><text:span text:style-name="T120"> Binding</text:span><text:span text:style-name="T119">:</text:span><text:bookmark-end text:name="__RefHeading___Toc2549_1274661807"/></text:h>
      <text:p text:style-name="P101">@Component({</text:p>
      <text:p text:style-name="P101"><text:tab/>selector: 'app-test',</text:p>
      <text:p text:style-name="P101"><text:tab/>template: `</text:p>
      <text:p text:style-name="P101"><text:tab/><text:tab/><text:span text:style-name="T126">&lt;h2 </text:span><text:span text:style-name="T35">[</text:span><text:span text:style-name="T36">style.class</text:span><text:span text:style-name="T35">]=”</text:span><text:span text:style-name="T36">hasError?red:green</text:span><text:span text:style-name="T35">”</text:span><text:span text:style-name="T126">&gt;Message Classes &lt;/h2&gt;</text:span></text:p>
      <text:p text:style-name="P101"><text:tab/>`,</text:p>
      <text:p text:style-name="P101"><text:tab/>styles: [<text:span text:style-name="T111">``</text:span>]</text:p>
      <text:p text:style-name="P57">})</text:p>
      <text:p text:style-name="P57"/>
      <text:p text:style-name="P57"/>
      <text:h text:style-name="P212" text:outline-level="2"><text:bookmark-start text:name="__RefHeading___Toc2582_747897609"/><text:span text:style-name="T123">10</text:span><text:span text:style-name="T119">. </text:span><text:span text:style-name="T122">Event</text:span><text:span text:style-name="T120"> Binding</text:span><text:span text:style-name="T119">:</text:span><text:bookmark-end text:name="__RefHeading___Toc2582_747897609"/></text:h>
      <text:p text:style-name="P103">@Component({</text:p>
      <text:p text:style-name="P103"><text:tab/>selector: 'app-test',</text:p>
      <text:p text:style-name="P103"><text:soft-page-break/><text:tab/>template: `</text:p>
      <text:p text:style-name="P103"><text:tab/><text:tab/>&lt;button <text:span text:style-name="T27">(click)=fireEvent(</text:span><text:span text:style-name="T37">event</text:span><text:span text:style-name="T27">)</text:span>&gt;Send Event&lt;/button&gt;</text:p>
      <text:p text:style-name="P103"/>
      <text:p text:style-name="P103"><text:tab/>`,</text:p>
      <text:p text:style-name="P103"><text:tab/>styles: [<text:span text:style-name="T111">``</text:span>]</text:p>
      <text:p text:style-name="P58">})</text:p>
      <text:p text:style-name="P61"/>
      <text:p text:style-name="P62">fireEvent(event){</text:p>
      <text:p text:style-name="P63"><text:tab/>console(event);<text:tab/><text:tab/>- <text:tab/><text:span text:style-name="T114">This event parameter will give us entire details from </text:span></text:p>
      <text:p text:style-name="P63"><text:span text:style-name="T128">}<text:tab/><text:tab/><text:tab/><text:tab/><text:tab/><text:tab/></text:span><text:span text:style-name="T115">where it is triggered. </text:span></text:p>
      <text:p text:style-name="P62"/>
      <text:p text:style-name="P62"/>
      <text:h text:style-name="P213" text:outline-level="2"><text:bookmark-start text:name="__RefHeading___Toc2584_747897609"/><text:span text:style-name="T123">1</text:span><text:span text:style-name="T124">1</text:span><text:span text:style-name="T119">. </text:span><text:span text:style-name="T124">Reference variable</text:span><text:span text:style-name="T119">:</text:span><text:bookmark-end text:name="__RefHeading___Toc2584_747897609"/></text:h>
      <text:p text:style-name="P104">@Component({</text:p>
      <text:p text:style-name="P104"><text:tab/>selector: 'app-test',</text:p>
      <text:p text:style-name="P104"><text:tab/>template: `</text:p>
      <text:p text:style-name="P104"><text:tab/><text:tab/><text:span text:style-name="T129">&lt;input </text:span><text:span text:style-name="T38">#myText</text:span><text:span text:style-name="T129"> <text:s/>type=’text’&gt;<text:tab/>-<text:tab/></text:span><text:span text:style-name="T116">Reference variable.</text:span></text:p>
      <text:p text:style-name="P104"><text:tab/><text:tab/>&lt;button <text:span text:style-name="T101">(click)=fireEvent(</text:span><text:span text:style-name="T38">myText.value</text:span><text:span text:style-name="T101">)</text:span>&gt;Send Event&lt;/button&gt;</text:p>
      <text:p text:style-name="P104"/>
      <text:p text:style-name="P104"><text:tab/>`,</text:p>
      <text:p text:style-name="P104"><text:tab/>styles: [<text:span text:style-name="T111">``</text:span>]</text:p>
      <text:p text:style-name="P59">})</text:p>
      <text:p text:style-name="P64"/>
      <text:p text:style-name="P64">fireEvent(<text:span text:style-name="T129">value</text:span>){</text:p>
      <text:p text:style-name="P64"><text:tab/>console(<text:span text:style-name="T129">value</text:span>);<text:tab/><text:tab/></text:p>
      <text:p text:style-name="P66">}<text:tab/></text:p>
      <text:p text:style-name="P64"/>
      <text:h text:style-name="P214" text:outline-level="2"><text:bookmark-start text:name="__RefHeading___Toc2586_747897609"/><text:span text:style-name="T123">1</text:span><text:span text:style-name="T125">2</text:span><text:span text:style-name="T119">. </text:span><text:span text:style-name="T125">Two way Binding</text:span><text:span text:style-name="T119">:</text:span><text:bookmark-end text:name="__RefHeading___Toc2586_747897609"/></text:h>
      <text:p text:style-name="P105">@Component({</text:p>
      <text:p text:style-name="P105"><text:tab/>selector: 'app-test',</text:p>
      <text:p text:style-name="P105"><text:tab/>template: `</text:p>
      <text:p text:style-name="P105"><text:tab/><text:tab/><text:span text:style-name="T129">&lt;input </text:span><text:span text:style-name="T38">[(ngModel)]</text:span><text:span text:style-name="T129">=’name’ type=’text’&gt;<text:tab/>-<text:tab/></text:span></text:p>
      <text:p text:style-name="P105"><text:tab/><text:tab/><text:span text:style-name="T130">{{name}}</text:span></text:p>
      <text:p text:style-name="P105"/>
      <text:p text:style-name="P105"><text:tab/>`,</text:p>
      <text:p text:style-name="P105"><text:tab/>styles: [<text:span text:style-name="T111">``</text:span>]</text:p>
      <text:p text:style-name="P60">})</text:p>
      <text:p text:style-name="P60"/>
      <text:p text:style-name="P65">lets have <text:span text:style-name="T27">name</text:span> property in the cla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Helvetica Neue', sans-serif"/>
    <style:font-face style:name="monospace1" svg:font-family="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HANANDHA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10:07.634334271</meta:creation-date>
    <dc:date>2019-02-08T19:33:58.503139276</dc:date>
    <meta:editing-duration>P1DT16H38M12S</meta:editing-duration>
    <meta:editing-cycles>189</meta:editing-cycles>
    <meta:generator>LibreOffice/6.0.7.3$Linux_X86_64 LibreOffice_project/00m0$Build-3</meta:generator>
    <meta:document-statistic meta:table-count="0" meta:image-count="5" meta:object-count="0" meta:page-count="22" meta:paragraph-count="712" meta:word-count="2895" meta:character-count="24856" meta:non-whitespace-character-count="21956"/>
  </office:meta>
</office:document-meta>
</file>